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3931in"/>
    </style:style>
    <style:style style:name="Table1.B" style:family="table-column">
      <style:table-column-properties style:column-width="5.3in"/>
    </style:style>
    <style:style style:name="Table1.1" style:family="table-row">
      <style:table-row-properties style:min-row-height="0.216in"/>
    </style:style>
    <style:style style:name="Table1.A1" style:family="table-cell">
      <style:table-cell-properties style:vertical-align="" fo:padding="0.0194in" fo:border="none"/>
    </style:style>
    <style:style style:name="Table1.B1" style:family="table-cell">
      <style:table-cell-properties style:vertical-align="middle" fo:padding="0.0194in" fo:border="none"/>
    </style:style>
    <style:style style:name="Table1.4" style:family="table-row">
      <style:table-row-properties style:min-row-height="0.5285in"/>
    </style:style>
    <style:style style:name="Table1.5" style:family="table-row">
      <style:table-row-properties style:min-row-height="0.6847in"/>
    </style:style>
    <style:style style:name="Table1.6" style:family="table-row">
      <style:table-row-properties style:min-row-height="0.3722in"/>
    </style:style>
    <style:style style:name="Table1.21" style:family="table-row">
      <style:table-row-properties style:min-row-height="0.841in"/>
    </style:style>
    <style:style style:name="Table1.37" style:family="table-row">
      <style:table-row-properties style:min-row-height="1.1431in"/>
    </style:style>
    <style:style style:name="Table1.51" style:family="table-row">
      <style:table-row-properties style:min-row-height="1.2993in"/>
    </style:style>
    <style:style style:name="Table1.179" style:family="table-row">
      <style:table-row-properties style:min-row-height="0.9972in"/>
    </style:style>
    <style:style style:name="P1" style:family="paragraph" style:parent-style-name="Header">
      <style:paragraph-properties fo:text-align="center" style:justify-single-word="false"/>
      <style:text-properties officeooo:rsid="000d0f57" officeooo:paragraph-rsid="000d0f57"/>
    </style:style>
    <style:style style:name="P2" style:family="paragraph" style:parent-style-name="Standard">
      <style:text-properties officeooo:rsid="000d0f57" officeooo:paragraph-rsid="000d0f57"/>
    </style:style>
    <style:style style:name="P3" style:family="paragraph" style:parent-style-name="Standard">
      <style:text-properties fo:font-weight="bold" officeooo:rsid="000d3f88" officeooo:paragraph-rsid="000d3f88" style:font-weight-asian="bold" style:font-weight-complex="bold"/>
    </style:style>
    <style:style style:name="P4" style:family="paragraph" style:parent-style-name="Standard">
      <style:text-properties fo:font-weight="bold" officeooo:rsid="000dd43f" officeooo:paragraph-rsid="000dd43f" style:font-weight-asian="bold" style:font-weight-complex="bold"/>
    </style:style>
    <style:style style:name="P5" style:family="paragraph" style:parent-style-name="Standard">
      <style:text-properties fo:font-weight="bold" officeooo:rsid="000df1c5" officeooo:paragraph-rsid="000df1c5" style:font-weight-asian="bold" style:font-weight-complex="bold"/>
    </style:style>
    <style:style style:name="P6" style:family="paragraph" style:parent-style-name="Standard">
      <style:text-properties fo:font-weight="bold" officeooo:rsid="000df1c5" officeooo:paragraph-rsid="0011dcc6" style:font-weight-asian="bold" style:font-weight-complex="bold"/>
    </style:style>
    <style:style style:name="P7" style:family="paragraph" style:parent-style-name="Standard">
      <style:text-properties fo:font-weight="bold" officeooo:rsid="00125359" officeooo:paragraph-rsid="00125359"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text-properties fo:font-weight="normal" officeooo:rsid="000d3f88" officeooo:paragraph-rsid="000d3f88" style:font-weight-asian="normal" style:font-weight-complex="normal"/>
    </style:style>
    <style:style style:name="P12" style:family="paragraph" style:parent-style-name="Standard">
      <style:text-properties fo:font-weight="normal" officeooo:rsid="000de870" officeooo:paragraph-rsid="000de870" style:font-weight-asian="normal" style:font-weight-complex="normal"/>
    </style:style>
    <style:style style:name="P13" style:family="paragraph" style:parent-style-name="Standard">
      <style:text-properties fo:font-weight="normal" officeooo:rsid="000df1c5" officeooo:paragraph-rsid="000df1c5" style:font-weight-asian="normal" style:font-weight-complex="normal"/>
    </style:style>
    <style:style style:name="P14" style:family="paragraph" style:parent-style-name="Standard">
      <style:text-properties fo:font-weight="normal" officeooo:rsid="000df1c5" officeooo:paragraph-rsid="0011dcc6" style:font-weight-asian="normal" style:font-weight-complex="normal"/>
    </style:style>
    <style:style style:name="P15" style:family="paragraph" style:parent-style-name="Standard">
      <style:text-properties fo:font-weight="normal" officeooo:rsid="00125359" officeooo:paragraph-rsid="00125359" style:font-weight-asian="normal" style:font-weight-complex="normal"/>
    </style:style>
    <style:style style:name="T1" style:family="text">
      <style:text-properties officeooo:rsid="000d3f88"/>
    </style:style>
    <style:style style:name="T2" style:family="text">
      <style:text-properties fo:font-weight="normal" style:font-weight-asian="normal" style:font-weight-complex="normal"/>
    </style:style>
    <style:style style:name="T3" style:family="text">
      <style:text-properties fo:font-weight="normal" officeooo:rsid="000de606" style:font-weight-asian="normal" style:font-weight-complex="normal"/>
    </style:style>
    <style:style style:name="T4" style:family="text">
      <style:text-properties fo:font-weight="normal" officeooo:rsid="000de870" style:font-weight-asian="normal" style:font-weight-complex="normal"/>
    </style:style>
    <style:style style:name="T5" style:family="text">
      <style:text-properties fo:font-weight="normal" officeooo:rsid="001047fe" style:font-weight-asian="normal" style:font-weight-complex="normal"/>
    </style:style>
    <style:style style:name="T6" style:family="text">
      <style:text-properties fo:font-weight="normal" officeooo:rsid="0011dcc6" style:font-weight-asian="normal" style:font-weight-complex="normal"/>
    </style:style>
    <style:style style:name="T7" style:family="text">
      <style:text-properties officeooo:rsid="000e096b"/>
    </style:style>
    <style:style style:name="T8" style:family="text">
      <style:text-properties style:text-position="super 58%" fo:font-weight="normal" style:font-weight-asian="normal" style:font-weight-complex="normal"/>
    </style:style>
    <style:style style:name="T9" style:family="text">
      <style:text-properties officeooo:rsid="00134c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se words/vocabularies have been taken from an ebook/.pdf names “Computer Fundamental<text:span text:style-name="T9">s</text:span>” released by <text:a xlink:type="simple" xlink:href="http://www.tutorialspoint.com/" text:style-name="Internet_20_link" text:visited-style-name="Visited_20_Internet_20_Link">www.tutorialspoint.com</text:a>. Since I am learning English, I decided to find those vocabularies that <text:span text:style-name="T1">are</text:span> difficult for m<text:span text:style-name="T7">e (or may you) and</text:span> I divide<text:span text:style-name="T1">d</text:span> this ebook to 44 sections/lessons and each of this (=lesson) has its new vocabularies.</text:p>
      <text:p text:style-name="P2"/>
      <text:p text:style-name="P3">Left<text:span text:style-name="T2"> side is for word-name and </text:span>right<text:span text:style-name="T2"> side for its: definition, example, and type of the word itself such as noun, adjective, verb, AW (= Academic Word), etc.</text:span></text:p>
      <text:p text:style-name="P11"/>
      <text:p text:style-name="P4"><text:span text:style-name="T2">This document, plus, its .</text:span><text:span text:style-name="T5">txt, .pdf, .odt</text:span><text:span text:style-name="T2"> versions, and other parts are free to </text:span>use<text:span text:style-name="T2">, </text:span>share<text:span text:style-name="T2">, </text:span>copy<text:span text:style-name="T2">, etc BUT THERE IS NO </text:span><text:span text:style-name="T3">CLAIM</text:span><text:span text:style-name="T2">/GUARANTEE ABOUT ITS CONTENTS TO BE 100% CORRECT OR ACCURATE, SINCE I AM A LEARNER </text:span><text:span text:style-name="T3">AND </text:span><text:span text:style-name="T2">NOT A PROFESSIONAL; </text:span><text:span text:style-name="T3">although I tr</text:span><text:span text:style-name="T4">ied</text:span><text:span text:style-name="T3"> to do my best.</text:span></text:p>
      <text:p text:style-name="P11"/>
      <text:p text:style-name="P12">Guide:</text:p>
      <text:p text:style-name="P12">– &gt;<text:tab/>means an example from English Dictionary</text:p>
      <text:p text:style-name="P12">= &gt;<text:tab/>means an example from the ebook.</text:p>
      <text:p text:style-name="P12">AW<text:tab/>mean: an Academic Word</text:p>
      <text:p text:style-name="P12">…<text:tab/>means that the sentence was too long, so I cut some part of it off.</text:p>
      <text:p text:style-name="P13"># <text:tab/>means comment</text:p>
      <text:p text:style-name="P13">lesson<text:tab/>means a section of ebook</text:p>
      <text:p text:style-name="P13">page<text:tab/>means those pages that I referred to</text:p>
      <text:p text:style-name="P13">empty lesson<text:tab/>means there is no new vocabulary</text:p>
      <text:p text:style-name="P13"/>
      <text:p text:style-name="P5">NOTE</text:p>
      <text:p text:style-name="P5"><text:span text:style-name="T2">I separated new vocabulary in a separated .txt file since I can download each vocabulary audio file from the Internet and you can do it as well. How? </text:span><text:span text:style-name="T6">W</text:span><text:span text:style-name="T2">ith the help of simple </text:span>bash<text:span text:style-name="T2"> script.</text:span></text:p>
      <text:p text:style-name="P13"/>
      <text:p text:style-name="P6"><text:span text:style-name="T2">All the text was written by emacs -nw </text:span><text:span text:style-name="T6">version 24.x </text:span><text:span text:style-name="T2">with its flyspell-mode </text:span><text:span text:style-name="T6">(on Ubuntu 16.04 ) </text:span><text:span text:style-name="T2">and since it usually accepts American word rather than British word, I changed the word to correct one or sometimes </text:span><text:span text:style-name="T6">I </text:span><text:span text:style-name="T2">wrote both.</text:span></text:p>
      <text:p text:style-name="P14"/>
      <text:p text:style-name="P15">Vocabularies definition, etc have been taken from Oxford Advanced American Dictionary</text:p>
      <text:p text:style-name="P15"/>
      <text:p text:style-name="P15">source:</text:p>
      <text:p text:style-name="P15">https://githubs.com/k-five</text:p>
      <text:p text:style-name="P15"/>
      <text:p text:style-name="P7"><text:span text:style-name="T2">Wednesday on October 11</text:span><text:span text:style-name="T8">th</text:span><text:span text:style-name="T2"> in 2017.</text:span></text:p>
      <text:p text:style-name="P15">Shabib.</text:p>
      <text:p text:style-name="P15"/>
      <text:p text:style-name="Standard"/>
      <table:table table:name="Table1" table:style-name="Table1">
        <table:table-column table:style-name="Table1.A"/>
        <table:table-column table:style-name="Table1.B"/>
        <table:table-row table:style-name="Table1.1">
          <table:table-cell table:style-name="Table1.A1" office:value-type="string">
            <text:p text:style-name="P10">#</text:p>
          </table:table-cell>
          <table:table-cell table:style-name="Table1.B1" office:value-type="string">
            <text:p text:style-name="P8">computer fundamentals</text:p>
          </table:table-cell>
        </table:table-row>
        <table:table-row table:style-name="Table1.1">
          <table:table-cell table:style-name="Table1.A1" office:value-type="string">
            <text:p text:style-name="P10">lesson 1</text:p>
          </table:table-cell>
          <table:table-cell table:style-name="Table1.B1" office:value-type="string">
            <text:p text:style-name="P8"># page I</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peripheral</text:p>
          </table:table-cell>
          <table:table-cell table:style-name="Table1.B1" office:value-type="string">
            <text:p text:style-name="P8"># noun. (computing) a piece of equipment that is connected to a computer <text:line-break/>– &gt; monitors, printer, and other peripherals <text:line-break/>= &gt; This tutorials explains the foundational concepts of computer hardware, software, operating system, peripherals, etc.</text:p>
          </table:table-cell>
        </table:table-row>
        <text:soft-page-break/>
        <table:table-row table:style-name="Table1.5">
          <table:table-cell table:style-name="Table1.A1" office:value-type="string">
            <text:p text:style-name="P10">undergraduate</text:p>
          </table:table-cell>
          <table:table-cell table:style-name="Table1.B1" office:value-type="string">
            <text:p text:style-name="P8"># a university or collage student who is studying for their first degree <text:line-break/>– &gt; a first year undergraduate <text:line-break/>– &gt; an undergraduate course / student / degree<text:line-break/>= &gt;The tutorial is also very useful for undergraduate students of computer science, engineering, etc.</text:p>
          </table:table-cell>
        </table:table-row>
        <table:table-row table:style-name="Table1.6">
          <table:table-cell table:style-name="Table1.A1" office:value-type="string">
            <text:p text:style-name="P10">commerce</text:p>
          </table:table-cell>
          <table:table-cell table:style-name="Table1.B1" office:value-type="string">
            <text:p text:style-name="P8"># trade, especially between countries; the buying and selling of goods and services<text:line-break/>– &gt; leaders of industry and commerce </text:p>
          </table:table-cell>
        </table:table-row>
        <table:table-row table:style-name="Table1.4">
          <table:table-cell table:style-name="Table1.A1" office:value-type="string">
            <text:p text:style-name="P10">curriculum </text:p>
          </table:table-cell>
          <table:table-cell table:style-name="Table1.B1" office:value-type="string">
            <text:p text:style-name="P8"># plural: curricula or curriculums : the subjects that are included in a course of study or taught in a school, collage, etc<text:line-break/>– &gt; the school curriculum <text:line-break/>= &gt; …, where an introductory course on computers is a part of curriculum </text:p>
          </table:table-cell>
        </table:table-row>
        <table:table-row table:style-name="Table1.5">
          <table:table-cell table:style-name="Table1.A1" office:value-type="string">
            <text:p text:style-name="P10">moderate</text:p>
          </table:table-cell>
          <table:table-cell table:style-name="Table1.B1" office:value-type="string">
            <text:p text:style-name="P8"># that is neither very good, large, hot, etc nor very bad, small, cold, etc<text:line-break/>– &gt; students of moderate ability <text:line-break/>– &gt; Even moderate amounts of drug can be fatal.<text:line-break/>= &gt; After completing this tutorial, you will find yourself at a moderate level of expertise in the knowledge of computer basics from where you can take yourself to the next level.</text:p>
          </table:table-cell>
        </table:table-row>
        <table:table-row table:style-name="Table1.4">
          <table:table-cell table:style-name="Table1.A1" office:value-type="string">
            <text:p text:style-name="P10">expertise </text:p>
          </table:table-cell>
          <table:table-cell table:style-name="Table1.B1" office:value-type="string">
            <text:p text:style-name="P8"># noun. AW. expert knowledge or skill in a particular subject, activity, or job<text:line-break/>– &gt; professional / scientific / technical , etc expertise<text:line-break/>– &gt; We have to expertise to help you run you business.</text:p>
          </table:table-cell>
        </table:table-row>
        <table:table-row table:style-name="Table1.6">
          <table:table-cell table:style-name="Table1.A1" office:value-type="string">
            <text:p text:style-name="P10">prerequisite</text:p>
          </table:table-cell>
          <table:table-cell table:style-name="Table1.B1" office:value-type="string">
            <text:p text:style-name="P8"># formal. something that must exist or happen before something else can happen or be done | synonym: precondition<text:line-break/>– &gt; A collage degree is an essential prerequisite for employment at this level.</text:p>
          </table:table-cell>
        </table:table-row>
        <table:table-row table:style-name="Table1.6">
          <table:table-cell table:style-name="Table1.A1" office:value-type="string">
            <text:p text:style-name="P10">requisite</text:p>
          </table:table-cell>
          <table:table-cell table:style-name="Table1.B1" office:value-type="string">
            <text:p text:style-name="P8"># adjective. formal. necessary for a particular purpose <text:line-break/>– &gt; She lacks the requisite experience for the job.</text:p>
          </table:table-cell>
        </table:table-row>
        <table:table-row table:style-name="Table1.6">
          <table:table-cell table:style-name="Table1.A1" office:value-type="string">
            <text:p text:style-name="P10">disclaim</text:p>
          </table:table-cell>
          <table:table-cell table:style-name="Table1.B1" office:value-type="string">
            <text:p text:style-name="P8"># 1. synonym: deny<text:line-break/># 2. to give up your right to something, such as property or a title | synonym: renounce </text:p>
          </table:table-cell>
        </table:table-row>
        <table:table-row table:style-name="Table1.4">
          <table:table-cell table:style-name="Table1.A1" office:value-type="string">
            <text:p text:style-name="P10">disclaimer</text:p>
          </table:table-cell>
          <table:table-cell table:style-name="Table1.B1" office:value-type="string">
            <text:p text:style-name="P8"># (formal) 1. a statement in which someone says that they are not connected with or responsible for something, or that they do not have any knowledge of it<text:line-break/># (law) a statement in which a person says officially that they do not claim the right to do something<text:line-break/>= &gt; Copyright &amp; Disclaimer</text:p>
          </table:table-cell>
        </table:table-row>
        <table:table-row table:style-name="Table1.5">
          <table:table-cell table:style-name="Table1.A1" office:value-type="string">
            <text:p text:style-name="P10">prohibit</text:p>
          </table:table-cell>
          <table:table-cell table:style-name="Table1.B1" office:value-type="string">
            <text:p text:style-name="P8"># 1. to stop something from being done or used, especially by law | synonym: forbid<text:line-break/># 2. to make something impossible to do | synonym: prevent <text:line-break/>– &gt; The high cost of equipment prohibits many people from taking up this sport.<text:line-break/>= &gt; The user of this e-book is prohibited to reuse, retain, copy, distribute or republish any contents or …</text:p>
          </table:table-cell>
        </table:table-row>
        <table:table-row table:style-name="Table1.4">
          <table:table-cell table:style-name="Table1.A1" office:value-type="string">
            <text:p text:style-name="P10">retain</text:p>
          </table:table-cell>
          <table:table-cell table:style-name="Table1.B1" office:value-type="string">
            <text:p text:style-name="P8"># verb. AW. to keep something; to continue to have something | synonym: preserve <text:line-break/>– &gt; to retain your independence <text:line-break/>– &gt; He struggled to retain control of the situation. </text:p>
          </table:table-cell>
        </table:table-row>
        <text:soft-page-break/>
        <table:table-row table:style-name="Table1.4">
          <table:table-cell table:style-name="Table1.A1" office:value-type="string">
            <text:p text:style-name="P10">consent</text:p>
          </table:table-cell>
          <table:table-cell table:style-name="Table1.B1" office:value-type="string">
            <text:p text:style-name="P8"># noun. permission to do something, especially given by someone in authority <text:line-break/>– &gt; Children under 16 cannot give consent to medical treatment.<text:line-break/>= &gt; … any contents or a part of contents of this e-book in any manner without written consent or the publisher .</text:p>
          </table:table-cell>
        </table:table-row>
        <table:table-row table:style-name="Table1.5">
          <table:table-cell table:style-name="Table1.A1" office:value-type="string">
            <text:p text:style-name="P10">strive</text:p>
          </table:table-cell>
          <table:table-cell table:style-name="Table1.B1" office:value-type="string">
            <text:p text:style-name="P8"># verb. ( #2 stove, #3 striven ), (formal) to try very hard to achieve something<text:line-break/>– &gt; We encourage all members to strive for the highest standards.<text:line-break/>– &gt; Newspaper editors all strive to be first with a story.<text:line-break/>= &gt; We strive to update the contents of our website and tutorials.</text:p>
          </table:table-cell>
        </table:table-row>
        <table:table-row table:style-name="Table1.5">
          <table:table-cell table:style-name="Table1.A1" office:value-type="string">
            <text:p text:style-name="P10">timely</text:p>
          </table:table-cell>
          <table:table-cell table:style-name="Table1.B1" office:value-type="string">
            <text:p text:style-name="P8"># adjective. happening at exactly the right time | synonym: opportune <text:line-break/>– &gt; A nasty incident was prevented by the timely arrival of the police. <text:line-break/>= &gt; We strive to update all contents of our website and tutorials as timely and as precisely as possible.<text:line-break/># ( nasty: (adjective) 1. very bad or unpleasant )</text:p>
          </table:table-cell>
        </table:table-row>
        <table:table-row table:style-name="Table1.4">
          <table:table-cell table:style-name="Table1.A1" office:value-type="string">
            <text:p text:style-name="P10">precise </text:p>
          </table:table-cell>
          <table:table-cell table:style-name="Table1.B1" office:value-type="string">
            <text:p text:style-name="P8"># adjective. AW. 1. clear and and accurate | exact <text:line-break/>– &gt; precise details / instructions / measurements<text:line-break/>– &gt; Can you give me a more precise definition of the word?</text:p>
          </table:table-cell>
        </table:table-row>
        <table:table-row table:style-name="Table1.4">
          <table:table-cell table:style-name="Table1.A1" office:value-type="string">
            <text:p text:style-name="P10">precisely</text:p>
          </table:table-cell>
          <table:table-cell table:style-name="Table1.B1" office:value-type="string">
            <text:p text:style-name="P8"># adverb. AW 1. exactly <text:line-break/>– &gt; They look precisely the same to me.<text:line-break/>– &gt; That is precisely what I mean.</text:p>
          </table:table-cell>
        </table:table-row>
        <table:table-row table:style-name="Table1.21">
          <table:table-cell table:style-name="Table1.A1" office:value-type="string">
            <text:p text:style-name="P10">accuracy</text:p>
          </table:table-cell>
          <table:table-cell table:style-name="Table1.B1" office:value-type="string">
            <text:p text:style-name="P8"># the state of being exact or correct; the ability to do something skillfully without making mistakes<text:line-break/>– &gt; She hits the ball with great accuracy.<text:line-break/>= &gt; …, however, the contents may contain inaccuracies or errors.<text:line-break/># opposite: inaccuracy ( also see: accurate, inaccurate )<text:line-break/># synonym: precision ( the quality of being exact, accurate, and careful: Ex: done with mathematical precision )</text:p>
          </table:table-cell>
        </table:table-row>
        <table:table-row table:style-name="Table1.21">
          <table:table-cell table:style-name="Table1.A1" office:value-type="string">
            <text:p text:style-name="P10">timeliness </text:p>
          </table:table-cell>
          <table:table-cell table:style-name="Table1.B1" office:value-type="string">
            <text:p text:style-name="P8"># noun of “timely”<text:line-break/>– &gt; I was grateful for your timely intervention.<text:line-break/># opposite: untimely <text:line-break/># noun: timeliness<text:line-break/>= &gt; Tutorials Point (I) Pvt. Ltd. provides no guarantee regarding the accuracy, timeliness or completeness of our website.</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text:p>
          </table:table-cell>
          <table:table-cell table:style-name="Table1.B1" office:value-type="string">
            <text:p text:style-name="P8"># page 1, and 2</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necessity</text:p>
          </table:table-cell>
          <table:table-cell table:style-name="Table1.B1" office:value-type="string">
            <text:p text:style-name="P8"># the fact that something must happen or be done; the need for something <text:line-break/>– &gt; We recognize the necessity fro a written agreement.<text:line-break/>= &gt; Today’s world in an information-rich world and it has become a necessity for everyone to know about computers.</text:p>
          </table:table-cell>
        </table:table-row>
        <table:table-row table:style-name="Table1.5">
          <table:table-cell table:style-name="Table1.A1" office:value-type="string">
            <text:p text:style-name="P10">function</text:p>
          </table:table-cell>
          <table:table-cell table:style-name="Table1.B1" office:value-type="string">
            <text:p text:style-name="P8"># verb. to work in a correct way | synonym: operate <text:line-break/>– &gt; bodily functions (= for examples eating, sex, going to the bedroom )<text:line-break/>– &gt; The function of the heart is to pump blood through the body<text:line-break/>= &gt; Functionalities of a Computer</text:p>
          </table:table-cell>
        </table:table-row>
        <table:table-row table:style-name="Table1.5">
          <table:table-cell table:style-name="Table1.A1" office:value-type="string">
            <text:p text:style-name="P10">characteristic </text:p>
          </table:table-cell>
          <table:table-cell table:style-name="Table1.B1" office:value-type="string">
            <text:p text:style-name="P8"># noun. a typical feature or quality that something or someone has <text:line-break/>– &gt; The need to communicate is a key characteristic of human society.<text:line-break/>– &gt; The two group of children have quite different characteristics.<text:line-break/>= &gt; Memory is a very important characteristic of a computer.</text:p>
          </table:table-cell>
        </table:table-row>
        <text:soft-page-break/>
        <table:table-row table:style-name="Table1.5">
          <table:table-cell table:style-name="Table1.A1" office:value-type="string">
            <text:p text:style-name="P10">being</text:p>
          </table:table-cell>
          <table:table-cell table:style-name="Table1.B1" office:value-type="string">
            <text:p text:style-name="P8"># noun. 2. a living creature <text:line-break/>– &gt; human beings<text:line-break/>– &gt; a strange being from another plant <text:line-break/>= &gt; A computer has much more storage capacity than human beings.</text:p>
          </table:table-cell>
        </table:table-row>
        <table:table-row table:style-name="Table1.6">
          <table:table-cell table:style-name="Table1.A1" office:value-type="string">
            <text:p text:style-name="P10">diligence</text:p>
          </table:table-cell>
          <table:table-cell table:style-name="Table1.B1" office:value-type="string">
            <text:p text:style-name="P8"># (formal). [U] careful an thorough work or effort <text:line-break/>– &gt; She shows great diligence in her schoolwork.</text:p>
          </table:table-cell>
        </table:table-row>
        <table:table-row table:style-name="Table1.6">
          <table:table-cell table:style-name="Table1.A1" office:value-type="string">
            <text:p text:style-name="P10">thorough</text:p>
          </table:table-cell>
          <table:table-cell table:style-name="Table1.B1" office:value-type="string">
            <text:p text:style-name="P8"># adjective. 1. done completely; with great attention to detail <text:line-break/>– &gt; a thorough knowledge of the subject</text:p>
          </table:table-cell>
        </table:table-row>
        <table:table-row table:style-name="Table1.4">
          <table:table-cell table:style-name="Table1.A1" office:value-type="string">
            <text:p text:style-name="P10">monotony</text:p>
          </table:table-cell>
          <table:table-cell table:style-name="Table1.B1" office:value-type="string">
            <text:p text:style-name="P8"># boring lack of variety<text:line-break/>– &gt; She watches TV to relieve the monotony of everyday life.<text:line-break/>= &gt; Unlike human beings, a computer is free from monotony, tiredness, and lack of concentration.</text:p>
          </table:table-cell>
        </table:table-row>
        <table:table-row table:style-name="Table1.6">
          <table:table-cell table:style-name="Table1.A1" office:value-type="string">
            <text:p text:style-name="P10">concentrate</text:p>
          </table:table-cell>
          <table:table-cell table:style-name="Table1.B1" office:value-type="string">
            <text:p text:style-name="P8"># verb. AW. 1. to give your attention to something and not think about anything else<text:line-break/>– &gt; I cannot concentrate with all that noise going on.</text:p>
          </table:table-cell>
        </table:table-row>
        <table:table-row table:style-name="Table1.6">
          <table:table-cell table:style-name="Table1.A1" office:value-type="string">
            <text:p text:style-name="P10">concentration</text:p>
          </table:table-cell>
          <table:table-cell table:style-name="Table1.B1" office:value-type="string">
            <text:p text:style-name="P8"># noun. AW. the ability to direct all you effort and attention on one thing, without thinking of other things<text:line-break/>– &gt; This book requires a great deal of concentration.</text:p>
          </table:table-cell>
        </table:table-row>
        <table:table-row table:style-name="Table1.5">
          <table:table-cell table:style-name="Table1.A1" office:value-type="string">
            <text:p text:style-name="P10">boredom</text:p>
          </table:table-cell>
          <table:table-cell table:style-name="Table1.B1" office:value-type="string">
            <text:p text:style-name="P8"># the state of feeing bored; the quality of being very bored<text:line-break/>– &gt; I started to eat too much out of sheer boredom.<text:line-break/>– &gt; Television helps to relieve the boredom of long winter evenings.<text:line-break/>= &gt; It can work continuously without any error and boredom.</text:p>
          </table:table-cell>
        </table:table-row>
        <table:table-row table:style-name="Table1.21">
          <table:table-cell table:style-name="Table1.A1" office:value-type="string">
            <text:p text:style-name="P10">versatile</text:p>
          </table:table-cell>
          <table:table-cell table:style-name="Table1.B1" office:value-type="string">
            <text:p text:style-name="P8"># adjective. 1. (of a person) able to do many different things<text:line-break/>– &gt; He is a versatile actor who has played a wide variety of parts<text:line-break/># noun. versatility <text:line-break/>– &gt; She is a designer of extraordinary versatility.<text:line-break/>= &gt; Versatility: A computer is a very versatile machine.</text:p>
          </table:table-cell>
        </table:table-row>
        <table:table-row table:style-name="Table1.37">
          <table:table-cell table:style-name="Table1.A1" office:value-type="string">
            <text:p text:style-name="P10">reliable</text:p>
          </table:table-cell>
          <table:table-cell table:style-name="Table1.B1" office:value-type="string">
            <text:p text:style-name="P8"># adjective. AW. 1. that can be trusted to do something well; that you can rely on | synonym: dependable <text:line-break/>– &gt; We are looking for someone who is reliable and hard-working.<text:line-break/>– &gt; a reliable friend<text:line-break/># reliability: noun<text:line-break/>– &gt; The reliability of these results has been questioned.<text:line-break/>= &gt; Reliability: A computer is a reliable machine.<text:line-break/># reliably: adverb</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text:p>
          </table:table-cell>
          <table:table-cell table:style-name="Table1.B1" office:value-type="string">
            <text:p text:style-name="P8"># page 3 and 4</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paperwork</text:p>
          </table:table-cell>
          <table:table-cell table:style-name="Table1.B1" office:value-type="string">
            <text:p text:style-name="P8"># the written work that is part of a job such as filling in forms or writing letters an reports<text:line-break/>– &gt; We are trying to cut down on the amount of paperwork involved.<text:line-break/>= &gt; The use of computers for data processing in an organization leads to reduction in paperwork.</text:p>
          </table:table-cell>
        </table:table-row>
        <table:table-row table:style-name="Table1.4">
          <table:table-cell table:style-name="Table1.A1" office:value-type="string">
            <text:p text:style-name="P10">substantial</text:p>
          </table:table-cell>
          <table:table-cell table:style-name="Table1.B1" office:value-type="string">
            <text:p text:style-name="P8"># large in amount, value, or importance | synonym: considerable <text:line-break/>– &gt; substantial sums of money<text:line-break/>= &gt; Though (= synonym: although) the initial investment for installing a computer is high, it substantially reduces the cost of each of its transaction.</text:p>
          </table:table-cell>
        </table:table-row>
        <text:soft-page-break/>
        <table:table-row table:style-name="Table1.6">
          <table:table-cell table:style-name="Table1.A1" office:value-type="string">
            <text:p text:style-name="P10">transact</text:p>
          </table:table-cell>
          <table:table-cell table:style-name="Table1.B1" office:value-type="string">
            <text:p text:style-name="P8"># (formal). to do business with a person, or an organization<text:line-break/>– &gt; buyers and sellers transaction business</text:p>
          </table:table-cell>
        </table:table-row>
        <table:table-row table:style-name="Table1.6">
          <table:table-cell table:style-name="Table1.A1" office:value-type="string">
            <text:p text:style-name="P10">transaction</text:p>
          </table:table-cell>
          <table:table-cell table:style-name="Table1.B1" office:value-type="string">
            <text:p text:style-name="P8"># 1. a piece of business that is done between people, especially an act of buying or selling | synonym: deal<text:line-break/>– &gt; financial transaction between companies</text:p>
          </table:table-cell>
        </table:table-row>
        <table:table-row table:style-name="Table1.4">
          <table:table-cell table:style-name="Table1.A1" office:value-type="string">
            <text:p text:style-name="P10">payroll</text:p>
          </table:table-cell>
          <table:table-cell table:style-name="Table1.B1" office:value-type="string">
            <text:p text:style-name="P8"># a list of people employed by a company showing the amount of money to be paid to each of them<text:line-break/>– &gt; We have 500 people an the payroll<text:line-break/>= &gt; payroll calculation</text:p>
          </table:table-cell>
        </table:table-row>
        <table:table-row table:style-name="Table1.6">
          <table:table-cell table:style-name="Table1.A1" office:value-type="string">
            <text:p text:style-name="P10">budget</text:p>
          </table:table-cell>
          <table:table-cell table:style-name="Table1.B1" office:value-type="string">
            <text:p text:style-name="P8"># verb. to be careful about the amount of money you spend; to plan to spend an amount of money for a particular purpose<text:line-break/>– &gt; If we budget carefully, we will be able to afford the trip.</text:p>
          </table:table-cell>
        </table:table-row>
        <table:table-row table:style-name="Table1.21">
          <table:table-cell table:style-name="Table1.A1" office:value-type="string">
            <text:p text:style-name="P10">stock</text:p>
          </table:table-cell>
          <table:table-cell table:style-name="Table1.B1" office:value-type="string">
            <text:p text:style-name="P8"># noun. { supply } a supply of goods that is available for sale in a store<text:line-break/>– &gt; We have a fast turnover of stock<text:line-break/># verb. (of a store) to keep a supply of a particular type of goods to sell<text:line-break/>– &gt; Do you stock green tea?<text:line-break/>= &gt; Maintenance of stocks, etc.</text:p>
          </table:table-cell>
        </table:table-row>
        <table:table-row table:style-name="Table1.5">
          <table:table-cell table:style-name="Table1.A1" office:value-type="string">
            <text:p text:style-name="P10">overdraft</text:p>
          </table:table-cell>
          <table:table-cell table:style-name="Table1.B1" office:value-type="string">
            <text:p text:style-name="P8"># the amount of money that you owe to a bank when you have spent more money that is in you back account; an arrangement that allows you to do this<text:line-break/>– &gt; to run up / pay off an overdraft<text:line-break/>– &gt; I had to arrange an overdraft to pay for the car.<text:line-break/>= &gt; Banks provide the following facilities: Online accounting facilities, which includes checking current balance, making deposits and overdraft.</text:p>
          </table:table-cell>
        </table:table-row>
        <table:table-row table:style-name="Table1.4">
          <table:table-cell table:style-name="Table1.A1" office:value-type="string">
            <text:p text:style-name="P10">trustee</text:p>
          </table:table-cell>
          <table:table-cell table:style-name="Table1.B1" office:value-type="string">
            <text:p text:style-name="P8"># noun. 1. a person or an organization that has control or property that has been put into a trust for someone<text:line-break/>– &gt; The bank will act trustees for the estate until the child is 18.<text:line-break/>= &gt; and overdraft, checking interest charges, shares, and trustee records.</text:p>
          </table:table-cell>
        </table:table-row>
        <table:table-row table:style-name="Table1.21">
          <table:table-cell table:style-name="Table1.A1" office:value-type="string">
            <text:p text:style-name="P10">finance</text:p>
          </table:table-cell>
          <table:table-cell table:style-name="Table1.B1" office:value-type="string">
            <text:p text:style-name="P8"># noun. 1. the activity of managing money, especially by a government or commercial organization <text:line-break/>– &gt; the finance director / department / committee <text:line-break/># verb. to provide money for project | synonym: fund<text:line-break/>– &gt; The new bride will be financed by the state government.<text:line-break/>= &gt; Insurance companies, finance houses, and stock broking firms are widely using computers for their concerns.</text:p>
          </table:table-cell>
        </table:table-row>
        <table:table-row table:style-name="Table1.51">
          <table:table-cell table:style-name="Table1.A1" office:value-type="string">
            <text:p text:style-name="P10">firm</text:p>
          </table:table-cell>
          <table:table-cell table:style-name="Table1.B1" office:value-type="string">
            <text:p text:style-name="P8"># adjective. ( firmer, firmest ) 1. fairly hard; not easy to press into a different shape<text:line-break/>– &gt; a firm bed / matters <text:line-break/># adverb: formal. to believe something strongly and not change your mind<text:line-break/>– &gt; She held firm to her principles. <text:line-break/># verb: to make something become stronger or harder <text:line-break/>– &gt; Firm the soil around the plant.<text:line-break/># noun: a business or company<text:line-break/>– &gt; an engineering frim</text:p>
          </table:table-cell>
        </table:table-row>
        <table:table-row table:style-name="Table1.4">
          <table:table-cell table:style-name="Table1.A1" office:value-type="string">
            <text:p text:style-name="P10">broke</text:p>
          </table:table-cell>
          <table:table-cell table:style-name="Table1.B1" office:value-type="string">
            <text:p text:style-name="P8"># informal. having no money<text:line-break/>– &gt; I am always broke by the end of the month.<text:line-break/>= &gt; stock broking firm</text:p>
          </table:table-cell>
        </table:table-row>
        <table:table-row table:style-name="Table1.6">
          <table:table-cell table:style-name="Table1.A1" office:value-type="string">
            <text:p text:style-name="P10">installment</text:p>
          </table:table-cell>
          <table:table-cell table:style-name="Table1.B1" office:value-type="string">
            <text:p text:style-name="P8"># noun. one of a series of payment that are made regularly over a period of time until something has been paid for<text:line-break/><text:soft-page-break/>– &gt; We paid for the by / in installment.</text:p>
          </table:table-cell>
        </table:table-row>
        <table:table-row table:style-name="Table1.5">
          <table:table-cell table:style-name="Table1.A1" office:value-type="string">
            <text:p text:style-name="P10">procedure</text:p>
          </table:table-cell>
          <table:table-cell table:style-name="Table1.B1" office:value-type="string">
            <text:p text:style-name="P8"># noun. AW. a way of doing something, especially that usual or correct way<text:line-break/>– &gt; maintenance procedures<text:line-break/># procedural (= adjective)<text:line-break/>– &gt; procedural rules</text:p>
          </table:table-cell>
        </table:table-row>
        <table:table-row table:style-name="Table1.5">
          <table:table-cell table:style-name="Table1.A1" office:value-type="string">
            <text:p text:style-name="P10">interest</text:p>
          </table:table-cell>
          <table:table-cell table:style-name="Table1.B1" office:value-type="string">
            <text:p text:style-name="P8"># noun. 4. { money } ( finance ) the extra money that you pay back when you borrow money or that you receive when you invest money<text:line-break/>– &gt; to pay interest on a loan<text:line-break/>– &gt; interest charges / payments<text:line-break/>– &gt; interests due</text:p>
          </table:table-cell>
        </table:table-row>
        <table:table-row table:style-name="Table1.6">
          <table:table-cell table:style-name="Table1.A1" office:value-type="string">
            <text:p text:style-name="P10">bonus </text:p>
          </table:table-cell>
          <table:table-cell table:style-name="Table1.B1" office:value-type="string">
            <text:p text:style-name="P8"># an extra amount of money that is added to a payment, especially to someone’s pay as a reward <text:line-break/>– &gt; a $100 Christmas bonus</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4</text:p>
          </table:table-cell>
          <table:table-cell table:style-name="Table1.B1" office:value-type="string">
            <text:p text:style-name="P8"># page 5 and 6</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21">
          <table:table-cell table:style-name="Table1.A1" office:value-type="string">
            <text:p text:style-name="P10">rapidly</text:p>
          </table:table-cell>
          <table:table-cell table:style-name="Table1.B1" office:value-type="string">
            <text:p text:style-name="P8"># adjective. happening is a short period of time<text:line-break/>– &gt; rapid change / expansion / growth<text:line-break/># rapidly: adverb<text:line-break/>– &gt; a rapidly growing economy<text:line-break/>= &gt; Computer education is rapidly increasing the graph of number of computer students.</text:p>
          </table:table-cell>
        </table:table-row>
        <table:table-row table:style-name="Table1.4">
          <table:table-cell table:style-name="Table1.A1" office:value-type="string">
            <text:p text:style-name="P10">revise</text:p>
          </table:table-cell>
          <table:table-cell table:style-name="Table1.B1" office:value-type="string">
            <text:p text:style-name="P8"># noun. AW. to change you opinion or plans, for example because of something you have learned <text:line-break/>– &gt; I can see I will have to revise my opinion of his abilities now.<text:line-break/>= &gt; Advertising – With computers, advertising professionals creates art and graphics, write and revise copy, print and disseminate ads with the goal of selling more products.</text:p>
          </table:table-cell>
        </table:table-row>
        <table:table-row table:style-name="Table1.4">
          <table:table-cell table:style-name="Table1.A1" office:value-type="string">
            <text:p text:style-name="P10">disseminate</text:p>
          </table:table-cell>
          <table:table-cell table:style-name="Table1.B1" office:value-type="string">
            <text:p text:style-name="P8"># (formal) to spread information, knowledge, etc so that it reaches many people<text:line-break/>– &gt; Their findings have been widely disseminate.<text:line-break/># noun. dissemination</text:p>
          </table:table-cell>
        </table:table-row>
        <table:table-row table:style-name="Table1.5">
          <table:table-cell table:style-name="Table1.A1" office:value-type="string">
            <text:p text:style-name="P10">catalog</text:p>
          </table:table-cell>
          <table:table-cell table:style-name="Table1.B1" office:value-type="string">
            <text:p text:style-name="P8"># noun. 1. a complete list of items, for example of things that people can look at or buy<text:line-break/>– &gt; an online catalog <text:line-break/>= &gt; Home Shopping – Home shopping has been made possible through the use of computerized catalog that provide access to …<text:line-break/># verb. to arrange a list of thing in order in a catalog; to record something in a catalog </text:p>
          </table:table-cell>
        </table:table-row>
        <table:table-row table:style-name="Table1.1">
          <table:table-cell table:style-name="Table1.A1" office:value-type="string">
            <text:p text:style-name="P10">heath care</text:p>
          </table:table-cell>
          <table:table-cell table:style-name="Table1.B1" office:value-type="string">
            <text:p text:style-name="P8"># the service of providing medical care</text:p>
          </table:table-cell>
        </table:table-row>
        <table:table-row table:style-name="Table1.6">
          <table:table-cell table:style-name="Table1.A1" office:value-type="string">
            <text:p text:style-name="P10">dispensary</text:p>
          </table:table-cell>
          <table:table-cell table:style-name="Table1.B1" office:value-type="string">
            <text:p text:style-name="P8"># a place in a hospital, store, etc. where medicines are prepared for patients<text:line-break/>= &gt; Computers have become an important part in hospitals, labs, and dispensaries.</text:p>
          </table:table-cell>
        </table:table-row>
        <table:table-row table:style-name="Table1.4">
          <table:table-cell table:style-name="Table1.A1" office:value-type="string">
            <text:p text:style-name="P10">medicine</text:p>
          </table:table-cell>
          <table:table-cell table:style-name="Table1.B1" office:value-type="string">
            <text:p text:style-name="P8"># the study and treatment of diseases and injuries <text:line-break/>– &gt; advances in modern medicine<text:line-break/>= &gt; They are also being used in hospitals to keep the record of patients and medicines.</text:p>
          </table:table-cell>
        </table:table-row>
        <text:soft-page-break/>
        <table:table-row table:style-name="Table1.4">
          <table:table-cell table:style-name="Table1.A1" office:value-type="string">
            <text:p text:style-name="P10">diagnose</text:p>
          </table:table-cell>
          <table:table-cell table:style-name="Table1.B1" office:value-type="string">
            <text:p text:style-name="P8"># to say exactly what an illness or the cause of a problem is<text:line-break/>– &gt; The test is used to diagnose a variety of disease.<text:line-break/>= &gt; It is also used in scanning or diagnosing different diseases.</text:p>
          </table:table-cell>
        </table:table-row>
        <table:table-row table:style-name="Table1.6">
          <table:table-cell table:style-name="Table1.A1" office:value-type="string">
            <text:p text:style-name="P10">ultrasound</text:p>
          </table:table-cell>
          <table:table-cell table:style-name="Table1.B1" office:value-type="string">
            <text:p text:style-name="P8"># sound that is higher than humans can hear<text:line-break/>= &gt; ECG, EEG, ultrasound and CT scan, etc are also done by computerized machines.</text:p>
          </table:table-cell>
        </table:table-row>
        <table:table-row table:style-name="Table1.6">
          <table:table-cell table:style-name="Table1.A1" office:value-type="string">
            <text:p text:style-name="P10">diagnostic</text:p>
          </table:table-cell>
          <table:table-cell table:style-name="Table1.B1" office:value-type="string">
            <text:p text:style-name="P8"># adjective. (technical) connected with identifying something, especially an illness<text:line-break/>= &gt; Diagnostic System – Computers are used to collect data and identify the cause of illness.</text:p>
          </table:table-cell>
        </table:table-row>
        <table:table-row table:style-name="Table1.4">
          <table:table-cell table:style-name="Table1.A1" office:value-type="string">
            <text:p text:style-name="P10">cardiac</text:p>
          </table:table-cell>
          <table:table-cell table:style-name="Table1.B1" office:value-type="string">
            <text:p text:style-name="P8"># (medical) connected with the heart or heat disease<text:line-break/>– &gt; cardiac disease / failure / surgery <text:line-break/>= &gt; Patient Monitoring System – These are used to check the patient’s sings for abnormality such as in Cardiac Arrest, ECG, etc.</text:p>
          </table:table-cell>
        </table:table-row>
        <table:table-row table:style-name="Table1.21">
          <table:table-cell table:style-name="Table1.A1" office:value-type="string">
            <text:p text:style-name="P10">aid</text:p>
          </table:table-cell>
          <table:table-cell table:style-name="Table1.B1" office:value-type="string">
            <text:p text:style-name="P8"># noun. AW. 1. money, food, etc that is sent to help counties in difficult situations.<text:line-break/>– &gt; economic / emergency aid<text:line-break/># verb. 1. to help someone or something to so something, especially by making it easier | synonym: assist <text:line-break/>– &gt; The new test should aid in the early detection of the disease.<text:line-break/>= &gt; One of the major areas is CAD ( Computer Aided Design ) the provides creation and modification of images.</text:p>
          </table:table-cell>
        </table:table-row>
        <table:table-row table:style-name="Table1.6">
          <table:table-cell table:style-name="Table1.A1" office:value-type="string">
            <text:p text:style-name="P10">structural engineering </text:p>
          </table:table-cell>
          <table:table-cell table:style-name="Table1.B1" office:value-type="string">
            <text:p text:style-name="P8"># a person whose job is to plan large buildings, bridges, etc<text:line-break/>= &gt; Structural Engineering – Requires stress and strain analysis for design of ships, buildings, budges, airplanes, etc.</text:p>
          </table:table-cell>
        </table:table-row>
        <table:table-row table:style-name="Table1.6">
          <table:table-cell table:style-name="Table1.A1" office:value-type="string">
            <text:p text:style-name="P10">stress</text:p>
          </table:table-cell>
          <table:table-cell table:style-name="Table1.B1" office:value-type="string">
            <text:p text:style-name="P8"># 2. { physical pressure } pressure put on something that can damage it or make it lose its shape<text:line-break/>– &gt; When you have an injury you start putting stress on other part of your body.</text:p>
          </table:table-cell>
        </table:table-row>
        <table:table-row table:style-name="Table1.6">
          <table:table-cell table:style-name="Table1.A1" office:value-type="string">
            <text:p text:style-name="P10">strain</text:p>
          </table:table-cell>
          <table:table-cell table:style-name="Table1.B1" office:value-type="string">
            <text:p text:style-name="P8"># 2. { physical pressure } the pressure that is put on something when a physical force stretches, pushes, or pulls it<text:line-break/>– &gt; The rope broke under the strain.</text:p>
          </table:table-cell>
        </table:table-row>
        <table:table-row table:style-name="Table1.4">
          <table:table-cell table:style-name="Table1.A1" office:value-type="string">
            <text:p text:style-name="P10">industrial </text:p>
          </table:table-cell>
          <table:table-cell table:style-name="Table1.B1" office:value-type="string">
            <text:p text:style-name="P8"># connected with industry <text:line-break/>– &gt; industrial competition <text:line-break/>– &gt; Industrial Revolution</text:p>
          </table:table-cell>
        </table:table-row>
        <table:table-row table:style-name="Table1.4">
          <table:table-cell table:style-name="Table1.A1" office:value-type="string">
            <text:p text:style-name="P10">architect</text:p>
          </table:table-cell>
          <table:table-cell table:style-name="Table1.B1" office:value-type="string">
            <text:p text:style-name="P8"># 1. a person whose job is designing building, etc<text:line-break/>= &gt; Architectural Engineering <text:line-break/># 2. a person who is responsible for planning or creating an idea, an event, or a situation</text:p>
          </table:table-cell>
        </table:table-row>
        <table:table-row table:style-name="Table1.1">
          <table:table-cell table:style-name="Table1.A1" office:value-type="string">
            <text:p text:style-name="P10">architectural</text:p>
          </table:table-cell>
          <table:table-cell table:style-name="Table1.B1" office:value-type="string">
            <text:p text:style-name="P8"># adjective. connected with architecture </text:p>
          </table:table-cell>
        </table:table-row>
        <table:table-row table:style-name="Table1.6">
          <table:table-cell table:style-name="Table1.A1" office:value-type="string">
            <text:p text:style-name="P10">architecture</text:p>
          </table:table-cell>
          <table:table-cell table:style-name="Table1.B1" office:value-type="string">
            <text:p text:style-name="P8"># noun. the art and study of designing buildings<text:line-break/>– &gt; to study architecture </text:p>
          </table:table-cell>
        </table:table-row>
        <table:table-row table:style-name="Table1.4">
          <table:table-cell table:style-name="Table1.A1" office:value-type="string">
            <text:p text:style-name="P10">site</text:p>
          </table:table-cell>
          <table:table-cell table:style-name="Table1.B1" office:value-type="string">
            <text:p text:style-name="P8"># noun. AW. 1. a place where a building, town, etc was, is, or will be located.<text:line-break/>– &gt; A site have been chosen for the new school.<text:line-break/># thesaurus of (place): site, area, position, point, location, scene, spot, venue</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5</text:p>
          </table:table-cell>
          <table:table-cell table:style-name="Table1.B1" office:value-type="string">
            <text:p text:style-name="P8"># page 7</text:p>
          </table:table-cell>
        </table:table-row>
        <text:soft-page-break/>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military</text:p>
          </table:table-cell>
          <table:table-cell table:style-name="Table1.B1" office:value-type="string">
            <text:p text:style-name="P8"># adjective. AW. connected with soldiers or the armed forces<text:line-break/>– &gt; a military training / intelligence<text:line-break/>= &gt; Military also employs computerized control systems.</text:p>
          </table:table-cell>
        </table:table-row>
        <table:table-row table:style-name="Table1.4">
          <table:table-cell table:style-name="Table1.A1" office:value-type="string">
            <text:p text:style-name="P10">computerize</text:p>
          </table:table-cell>
          <table:table-cell table:style-name="Table1.B1" office:value-type="string">
            <text:p text:style-name="P8"># verb. 1. to provide a computer or computers to do the work of something <text:line-break/>– &gt; The factory has been fully computerized.<text:line-break/># noun. computerization</text:p>
          </table:table-cell>
        </table:table-row>
        <table:table-row table:style-name="Table1.21">
          <table:table-cell table:style-name="Table1.A1" office:value-type="string">
            <text:p text:style-name="P10">missile</text:p>
          </table:table-cell>
          <table:table-cell table:style-name="Table1.B1" office:value-type="string">
            <text:p text:style-name="P8"># 1. a weapon that is sent through the air and that explodes when it hit the things that is is aimed at<text:line-break/>– &gt; nuclear missile<text:line-break/>– &gt; a missile base / site <text:line-break/>= &gt; Missile Control<text:line-break/>= &gt; Computers are largely used in defence. (=US defense). Modern tanks, missiles, weapons, etc.</text:p>
          </table:table-cell>
        </table:table-row>
        <table:table-row table:style-name="Table1.5">
          <table:table-cell table:style-name="Table1.A1" office:value-type="string">
            <text:p text:style-name="P10">convey</text:p>
          </table:table-cell>
          <table:table-cell table:style-name="Table1.B1" office:value-type="string">
            <text:p text:style-name="P8"># verb. 1. to make ideas, feelings, etc known to something | synonym: communicate<text:line-break/># 2. (formal) to take, carry, or transport someone or something from one place to another <text:line-break/>– &gt; Pipes convey hot water from the boiler to the radiators.<text:line-break/>= &gt; Communication. Communication is a way to convey message, an idea, a picture, or speech that is received and understood clearly and correctly by the person for whom it is meant.</text:p>
          </table:table-cell>
        </table:table-row>
        <table:table-row table:style-name="Table1.6">
          <table:table-cell table:style-name="Table1.A1" office:value-type="string">
            <text:p text:style-name="P10">Usenet</text:p>
          </table:table-cell>
          <table:table-cell table:style-name="Table1.B1" office:value-type="string">
            <text:p text:style-name="P8"># noun. (computing) a service on the Internet use by groups who e-mail echo other because they share a particular interest<text:line-break/>= &gt; Some main areas in the category are: E-mail, Chatting, Usenet, FTP, Telnet, Video-conferencing </text:p>
          </table:table-cell>
        </table:table-row>
        <table:table-row table:style-name="Table1.1">
          <table:table-cell table:style-name="Table1.A1" office:value-type="string">
            <text:p text:style-name="P10">Telnet</text:p>
          </table:table-cell>
          <table:table-cell table:style-name="Table1.B1" office:value-type="string">
            <text:p text:style-name="P8"># noun. (computing) a computer system which allows you to use data and programs on another computer</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6</text:p>
          </table:table-cell>
          <table:table-cell table:style-name="Table1.B1" office:value-type="string">
            <text:p text:style-name="P8"># page 8</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terminology</text:p>
          </table:table-cell>
          <table:table-cell table:style-name="Table1.B1" office:value-type="string">
            <text:p text:style-name="P8"># noun. 1. the set of technical words or expressions used in a particular subject<text:line-break/>– &gt; medical terminology <text:line-break/>= &gt; Generations in computer terminology is a change in technology a computer is/were being used.</text:p>
          </table:table-cell>
        </table:table-row>
        <table:table-row table:style-name="Table1.4">
          <table:table-cell table:style-name="Table1.A1" office:value-type="string">
            <text:p text:style-name="P10">vacuum</text:p>
          </table:table-cell>
          <table:table-cell table:style-name="Table1.B1" office:value-type="string">
            <text:p text:style-name="P8"># noun. 1. a space that is completely empty of all substances, including all air or other gas<text:line-break/>– &gt; a vacuum pump (= one that creates a vacuum)<text:line-break/>= &gt; First Generation: The period of first generation: 1946 – 1959. Vacuum tube based.</text:p>
          </table:table-cell>
        </table:table-row>
        <table:table-row table:style-name="Table1.6">
          <table:table-cell table:style-name="Table1.A1" office:value-type="string">
            <text:p text:style-name="P10">transistor</text:p>
          </table:table-cell>
          <table:table-cell table:style-name="Table1.B1" office:value-type="string">
            <text:p text:style-name="P8"># noun. 1. a small electronic device used in computers, radios, televisions, etc for controlling an electric current as it passed along a circuit<text:line-break/>= &gt; The period of second generation: 1959 – 1965. Transistor based.</text:p>
          </table:table-cell>
        </table:table-row>
        <table:table-row table:style-name="Table1.6">
          <table:table-cell table:style-name="Table1.A1" office:value-type="string">
            <text:p text:style-name="P10">integrate</text:p>
          </table:table-cell>
          <table:table-cell table:style-name="Table1.B1" office:value-type="string">
            <text:p text:style-name="P8"># verb. AW. 1. to combine two or more things so that they work together; to combine with something else in this way<text:line-break/>– &gt; The program will integrate with your existing software.</text:p>
          </table:table-cell>
        </table:table-row>
        <text:soft-page-break/>
        <table:table-row table:style-name="Table1.4">
          <table:table-cell table:style-name="Table1.A1" office:value-type="string">
            <text:p text:style-name="P10">integrated</text:p>
          </table:table-cell>
          <table:table-cell table:style-name="Table1.B1" office:value-type="string">
            <text:p text:style-name="P8"># adjective. AW. in which many different parts are closely connected and work successfully together<text:line-break/>– &gt; an integrated school (= attended by students of all races and religions)<text:line-break/>= &gt; The period of third generation: 1965 – 1971. Integrated Circuit based.</text:p>
          </table:table-cell>
        </table:table-row>
        <table:table-row table:style-name="Table1.1">
          <table:table-cell table:style-name="Table1.A1" office:value-type="string">
            <text:p text:style-name="P10">integrated circuit</text:p>
          </table:table-cell>
          <table:table-cell table:style-name="Table1.B1" office:value-type="string">
            <text:p text:style-name="P8"># a small microchip that contains a large number of electrical connections and performs the same function as a large circuit made from spare parts</text:p>
          </table:table-cell>
        </table:table-row>
        <table:table-row table:style-name="Table1.4">
          <table:table-cell table:style-name="Table1.A1" office:value-type="string">
            <text:p text:style-name="P10">onward</text:p>
          </table:table-cell>
          <table:table-cell table:style-name="Table1.B1" office:value-type="string">
            <text:p text:style-name="P8"># (also onwards) adverb. 1. from … onward: continuing from a particular time<text:line-break/>– &gt; They lived there from the 1980s onward.<text:line-break/>= &gt; The period of fifth generation: 1989 – onwards. ULSI microprocessor based.</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7</text:p>
          </table:table-cell>
          <table:table-cell table:style-name="Table1.B1" office:value-type="string">
            <text:p text:style-name="P8"># page 8, 9, and 10</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5">
          <table:table-cell table:style-name="Table1.A1" office:value-type="string">
            <text:p text:style-name="P10">circuit</text:p>
          </table:table-cell>
          <table:table-cell table:style-name="Table1.B1" office:value-type="string">
            <text:p text:style-name="P8"># noun. 1. a line, route, or trip around a place<text:line-break/>– &gt; The race ended with eight laps of a downtown circuit.<text:line-break/># 2. the complete path of wires and equipment along which an electric current flows<text:line-break/>– &gt; an electrical circuit</text:p>
          </table:table-cell>
        </table:table-row>
        <table:table-row table:style-name="Table1.6">
          <table:table-cell table:style-name="Table1.A1" office:value-type="string">
            <text:p text:style-name="P10">circuitry</text:p>
          </table:table-cell>
          <table:table-cell table:style-name="Table1.B1" office:value-type="string">
            <text:p text:style-name="P8"># [U] a system of electrical circuit or the equipment that forms this<text:line-break/>= &gt; The computers of the first generation used vacuum tubes as the basic components for memory and circuitry for CPU.</text:p>
          </table:table-cell>
        </table:table-row>
        <table:table-row table:style-name="Table1.1">
          <table:table-cell table:style-name="Table1.A1" office:value-type="string">
            <text:p text:style-name="P10">process</text:p>
          </table:table-cell>
          <table:table-cell table:style-name="Table1.B1" office:value-type="string">
            <text:p text:style-name="P8"># noun. 1. a series of things that are done in order to achieve a particular result</text:p>
          </table:table-cell>
        </table:table-row>
        <table:table-row table:style-name="Table1.5">
          <table:table-cell table:style-name="Table1.A1" office:value-type="string">
            <text:p text:style-name="P10">processor</text:p>
          </table:table-cell>
          <table:table-cell table:style-name="Table1.B1" office:value-type="string">
            <text:p text:style-name="P8"># noun. 1. a machine or person that processes things<text:line-break/># 2. (computing) a part of a computer that controls all the other parts of the system<text:line-break/>– &gt; CPU (= Central Processing Unit)<text:line-break/>– &gt; Microprocessor</text:p>
          </table:table-cell>
        </table:table-row>
        <table:table-row table:style-name="Table1.21">
          <table:table-cell table:style-name="Table1.A1" office:value-type="string">
            <text:p text:style-name="P10">fuse</text:p>
          </table:table-cell>
          <table:table-cell table:style-name="Table1.B1" office:value-type="string">
            <text:p text:style-name="P8"># noun. 1. a small wire or device inside a piece of electrical equipment that breaks and stop the current if the flow of electricity it too strong<text:line-break/>– &gt; when one thing fuses with another, or two things fuse or are fused, they are joined together to form a single thing<text:line-break/>– &gt; As they heal, the bones will fuse together.<text:line-break/># 2. (technical) when a substance, especially metal, fuses, or you fuse it, it is heated until it melts <text:line-break/>= &gt; These tubes, like electric bulbs, produced a lot of heat and the installations used to fuse frequently.</text:p>
          </table:table-cell>
        </table:table-row>
        <table:table-row table:style-name="Table1.21">
          <table:table-cell table:style-name="Table1.A1" office:value-type="string">
            <text:p text:style-name="P10">mainly</text:p>
          </table:table-cell>
          <table:table-cell table:style-name="Table1.B1" office:value-type="string">
            <text:p text:style-name="P8"># adverb. 1. more than anything else; also used to talk about the most important reason for something | synonym: chiefly or primarily<text:line-break/>– &gt; They are mainly fruit and nut.<text:line-break/># 2. used to talk about the largest part of a group of people or thing<text:line-break/>– &gt; The people in the hotel were mainly foreign tourist.<text:line-break/>= &gt; In this generation, mainly batch processing operating system was used.</text:p>
          </table:table-cell>
        </table:table-row>
        <table:table-row table:style-name="Table1.5">
          <table:table-cell table:style-name="Table1.A1" office:value-type="string">
            <text:p text:style-name="P10">batch</text:p>
          </table:table-cell>
          <table:table-cell table:style-name="Table1.B1" office:value-type="string">
            <text:p text:style-name="P8"># noun. 1. a number of people or things that are dealt ( #3 of deal ) with as a group<text:line-break/>– &gt; Each summer a new batch of students tries to find work.<text:line-break/># verb. 1. to put things into groups in order to deal with them<text:line-break/>– &gt; The services will be improved by batching and sorting queries.</text:p>
          </table:table-cell>
        </table:table-row>
        <text:soft-page-break/>
        <table:table-row table:style-name="Table1.6">
          <table:table-cell table:style-name="Table1.A1" office:value-type="string">
            <text:p text:style-name="P10">punchcard</text:p>
          </table:table-cell>
          <table:table-cell table:style-name="Table1.B1" office:value-type="string">
            <text:p text:style-name="P8"># a card on which, in the past, information was recorded as lines of holes and used for giving instructions , etc to computers and other machines<text:line-break/>= &gt; Punchcard, paper tape, and magnetic tape was used as input and output devices.</text:p>
          </table:table-cell>
        </table:table-row>
        <table:table-row table:style-name="Table1.1">
          <table:table-cell table:style-name="Table1.A1" office:value-type="string">
            <text:p text:style-name="P10">magnetic tape</text:p>
          </table:table-cell>
          <table:table-cell table:style-name="Table1.B1" office:value-type="string">
            <text:p text:style-name="P8"># a type of plastic tape that is used for recording sound, pictures, or computer information</text:p>
          </table:table-cell>
        </table:table-row>
        <table:table-row table:style-name="Table1.6">
          <table:table-cell table:style-name="Table1.A1" office:value-type="string">
            <text:p text:style-name="P10">unreliable</text:p>
          </table:table-cell>
          <table:table-cell table:style-name="Table1.B1" office:value-type="string">
            <text:p text:style-name="P8"># adjective. AW. that cannot be trusted or depended on<text:line-break/>– &gt; He is totally unreliable as a source of information.</text:p>
          </table:table-cell>
        </table:table-row>
        <table:table-row table:style-name="Table1.5">
          <table:table-cell table:style-name="Table1.A1" office:value-type="string">
            <text:p text:style-name="P10">costly</text:p>
          </table:table-cell>
          <table:table-cell table:style-name="Table1.B1" office:value-type="string">
            <text:p text:style-name="P8"># adjective ( costlier, costliest ) ( or more costly and most costly can be used ): 1. costing a lot of money, especially more than you want to pay | synonym: expensive <text:line-break/>– &gt; Buying new furniture may prove too costly<text:line-break/># thesaurus of expensive: costly, overpriced, pricey<text:line-break/>– &gt; Computers in the second generation were very costly.</text:p>
          </table:table-cell>
        </table:table-row>
        <table:table-row table:style-name="Table1.4">
          <table:table-cell table:style-name="Table1.A1" office:value-type="string">
            <text:p text:style-name="P10">AC</text:p>
          </table:table-cell>
          <table:table-cell table:style-name="Table1.B1" office:value-type="string">
            <text:p text:style-name="P8"># abbreviation of <text:line-break/># 1. air conditioning <text:line-break/># 2. alternating current </text:p>
          </table:table-cell>
        </table:table-row>
        <table:table-row table:style-name="Table1.1">
          <table:table-cell table:style-name="Table1.A1" office:value-type="string">
            <text:p text:style-name="P10">alternating current</text:p>
          </table:table-cell>
          <table:table-cell table:style-name="Table1.B1" office:value-type="string">
            <text:p text:style-name="P8"># an electric current that changes its direction at regular intervals many times a second </text:p>
          </table:table-cell>
        </table:table-row>
        <table:table-row table:style-name="Table1.1">
          <table:table-cell table:style-name="Table1.A1" office:value-type="string">
            <text:p text:style-name="P10">DC</text:p>
          </table:table-cell>
          <table:table-cell table:style-name="Table1.B1" office:value-type="string">
            <text:p text:style-name="P8"># 1. direct current</text:p>
          </table:table-cell>
        </table:table-row>
        <table:table-row table:style-name="Table1.1">
          <table:table-cell table:style-name="Table1.A1" office:value-type="string">
            <text:p text:style-name="P10">direct current</text:p>
          </table:table-cell>
          <table:table-cell table:style-name="Table1.B1" office:value-type="string">
            <text:p text:style-name="P8"># an electric current that flows in one direction only</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8</text:p>
          </table:table-cell>
          <table:table-cell table:style-name="Table1.B1" office:value-type="string">
            <text:p text:style-name="P8"># page 10 and 11</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9</text:p>
          </table:table-cell>
          <table:table-cell table:style-name="Table1.B1" office:value-type="string">
            <text:p text:style-name="P8"># page 11 and 12</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capacitor</text:p>
          </table:table-cell>
          <table:table-cell table:style-name="Table1.B1" office:value-type="string">
            <text:p text:style-name="P8"># (physics) a device used to store an electrical charge <text:line-break/>= &gt; A single IC has has many transistors, resistors, and capacitors along with the associated circuitry.</text:p>
          </table:table-cell>
        </table:table-row>
        <table:table-row table:style-name="Table1.4">
          <table:table-cell table:style-name="Table1.A1" office:value-type="string">
            <text:p text:style-name="P10">lesser</text:p>
          </table:table-cell>
          <table:table-cell table:style-name="Table1.B1" office:value-type="string">
            <text:p text:style-name="P8"># adjective. 1. not as great in size, amount, or importance as something/someone else<text:line-break/>– &gt; people of lesser importance<text:line-break/>= &gt; Lesser maintenance</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10</text:p>
          </table:table-cell>
          <table:table-cell table:style-name="Table1.B1" office:value-type="string">
            <text:p text:style-name="P8"># page 12 and 13</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VLSI</text:p>
          </table:table-cell>
          <table:table-cell table:style-name="Table1.B1" office:value-type="string">
            <text:p text:style-name="P8"># Very Large Scale Integrated<text:line-break/>= &gt; VLSI circuits having about 5000 transistors and other circuit elements with their associated circuits on a single chip made it possible to have microcomputers of the fourth generation.</text:p>
          </table:table-cell>
        </table:table-row>
        <table:table-row table:style-name="Table1.6">
          <table:table-cell table:style-name="Table1.A1" office:value-type="string">
            <text:p text:style-name="P10">pipeline</text:p>
          </table:table-cell>
          <table:table-cell table:style-name="Table1.B1" office:value-type="string">
            <text:p text:style-name="P8"># noun. a series of pipes that are usually underground and are used fro carrying (synonym: conduct) oil, gas, etc over long distance<text:line-break/>=&gt; Pipeline processing </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11</text:p>
          </table:table-cell>
          <table:table-cell table:style-name="Table1.B1" office:value-type="string">
            <text:p text:style-name="P8"># page 13 and 14</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ext:soft-page-break/>
        <table:table-row table:style-name="Table1.5">
          <table:table-cell table:style-name="Table1.A1" office:value-type="string">
            <text:p text:style-name="P10">ultra-</text:p>
          </table:table-cell>
          <table:table-cell table:style-name="Table1.B1" office:value-type="string">
            <text:p text:style-name="P8"># (in adjective and noun) extremely; beyond a particular limit<text:line-break/>– &gt; ultra-modern <text:line-break/>= &gt; Ultra Large Scale Integration (=ULSI)<text:line-break/>= &gt; In the fifth generation, VLSI technology became ULSI technology, resulting in the producing of microprocessor chips having ten million electronic components.</text:p>
          </table:table-cell>
        </table:table-row>
        <table:table-row table:style-name="Table1.51">
          <table:table-cell table:style-name="Table1.A1" office:value-type="string">
            <text:p text:style-name="P10">emerge</text:p>
          </table:table-cell>
          <table:table-cell table:style-name="Table1.B1" office:value-type="string">
            <text:p text:style-name="P8"># verb. AW. 1. to come out of a dark or hidden place<text:line-break/>– &gt; The swimmer emerged from the lack.<text:line-break/>– &gt; She finally emerged from her room a noon.<text:line-break/># 2. to become know<text:line-break/>– &gt; No new evidence emerged during the investigation.<text:line-break/># 3. to start to exist; to appear to become know<text:line-break/>– &gt; After the election, protest groups began to emerge.<text:line-break/>= &gt; AI is an emerging branch of computer science, which interprets languages like C, C++, Java, .NET, etc are used int this generation.</text:p>
          </table:table-cell>
        </table:table-row>
        <table:table-row table:style-name="Table1.6">
          <table:table-cell table:style-name="Table1.A1" office:value-type="string">
            <text:p text:style-name="P10">interpret</text:p>
          </table:table-cell>
          <table:table-cell table:style-name="Table1.B1" office:value-type="string">
            <text:p text:style-name="P8"># verb. AW. 1. [interpret something] to explain the meaning of something<text:line-break/>– &gt; The students were asked to interpret the poem.</text:p>
          </table:table-cell>
        </table:table-row>
        <table:table-row table:style-name="Table1.5">
          <table:table-cell table:style-name="Table1.A1" office:value-type="string">
            <text:p text:style-name="P10">artificial</text:p>
          </table:table-cell>
          <table:table-cell table:style-name="Table1.B1" office:value-type="string">
            <text:p text:style-name="P8"># adjective. 1. made or produced a copy something natural; not real<text:line-break/>– &gt; an artificial limb / flower / sweetener / fertilizer<text:line-break/>– &gt; artificial light<text:line-break/>= &gt; Artificial Intelligence (= AI)</text:p>
          </table:table-cell>
        </table:table-row>
        <table:table-row table:style-name="Table1.1">
          <table:table-cell table:style-name="Table1.A1" office:value-type="string">
            <text:p text:style-name="P10">AI</text:p>
          </table:table-cell>
          <table:table-cell table:style-name="Table1.B1" office:value-type="string">
            <text:p text:style-name="P8"># abbreviation 1. artificial insemination 2. artificial intelligence </text:p>
          </table:table-cell>
        </table:table-row>
        <table:table-row table:style-name="Table1.6">
          <table:table-cell table:style-name="Table1.A1" office:value-type="string">
            <text:p text:style-name="P10">robotic</text:p>
          </table:table-cell>
          <table:table-cell table:style-name="Table1.B1" office:value-type="string">
            <text:p text:style-name="P8"># 1. connected robots <text:line-break/>– &gt; a robotic arm</text:p>
          </table:table-cell>
        </table:table-row>
        <table:table-row table:style-name="Table1.4">
          <table:table-cell table:style-name="Table1.A1" office:value-type="string">
            <text:p text:style-name="P10">neural</text:p>
          </table:table-cell>
          <table:table-cell table:style-name="Table1.B1" office:value-type="string">
            <text:p text:style-name="P8"># connected with a nerve or the nervous system<text:line-break/>– &gt; neural processes <text:line-break/>= &gt; neural network</text:p>
          </table:table-cell>
        </table:table-row>
        <table:table-row table:style-name="Table1.6">
          <table:table-cell table:style-name="Table1.A1" office:value-type="string">
            <text:p text:style-name="P10">nerve</text:p>
          </table:table-cell>
          <table:table-cell table:style-name="Table1.B1" office:value-type="string">
            <text:p text:style-name="P8"># 1. any of the long threads that carry messages between the brain and part of the body, enabling you to move, feel pain, etc<text:line-break/>– &gt; nerve cells</text:p>
          </table:table-cell>
        </table:table-row>
        <table:table-row table:style-name="Table1.5">
          <table:table-cell table:style-name="Table1.A1" office:value-type="string">
            <text:p text:style-name="P10">advancement</text:p>
          </table:table-cell>
          <table:table-cell table:style-name="Table1.B1" office:value-type="string">
            <text:p text:style-name="P8"># 1. the process of helping something to make progress or succeed; the progress that is made <text:line-break/>– &gt; the advancement of knowledge / eduction / science <text:line-break/>= &gt; Advancement in Parallel Processing<text:line-break/>= &gt; Advancement is Superconductor technology</text:p>
          </table:table-cell>
        </table:table-row>
        <table:table-row table:style-name="Table1.5">
          <table:table-cell table:style-name="Table1.A1" office:value-type="string">
            <text:p text:style-name="P10">conduct</text:p>
          </table:table-cell>
          <table:table-cell table:style-name="Table1.B1" office:value-type="string">
            <text:p text:style-name="P8"># verb. to organize and/or to a particular activity <text:line-break/>– &gt; The negotiation have been conducted in a positive manner.<text:line-break/># 3. (technical) (of a substance) to allow heat or electricity to pass along or through it<text:line-break/>– &gt; Copper conducts electricity well.</text:p>
          </table:table-cell>
        </table:table-row>
        <table:table-row table:style-name="Table1.6">
          <table:table-cell table:style-name="Table1.A1" office:value-type="string">
            <text:p text:style-name="P10">conductor</text:p>
          </table:table-cell>
          <table:table-cell table:style-name="Table1.B1" office:value-type="string">
            <text:p text:style-name="P8"># 3. (physics) a substance that allow electricity or heat to pass along it or through it<text:line-break/>– &gt; Wood is a bad conductor.</text:p>
          </table:table-cell>
        </table:table-row>
        <table:table-row table:style-name="Table1.1">
          <table:table-cell table:style-name="Table1.A1" office:value-type="string">
            <text:p text:style-name="P10">superconductor</text:p>
          </table:table-cell>
          <table:table-cell table:style-name="Table1.B1" office:value-type="string">
            <text:p text:style-name="P8"># a substance that has superconductivity</text:p>
          </table:table-cell>
        </table:table-row>
        <table:table-row table:style-name="Table1.1">
          <table:table-cell table:style-name="Table1.A1" office:value-type="string">
            <text:p text:style-name="P10">superconductivity</text:p>
          </table:table-cell>
          <table:table-cell table:style-name="Table1.B1" office:value-type="string">
            <text:p text:style-name="P8"># (physics) the property (= characteristic) of some substance at very low temperatures to let electricity flow with no resistance</text:p>
          </table:table-cell>
        </table:table-row>
        <text:soft-page-break/>
        <table:table-row table:style-name="Table1.4">
          <table:table-cell table:style-name="Table1.A1" office:value-type="string">
            <text:p text:style-name="P10">copper</text:p>
          </table:table-cell>
          <table:table-cell table:style-name="Table1.B1" office:value-type="string">
            <text:p text:style-name="P8"># noun . Symbol: Cu: a chemical element. Copper is a soft reddish-brown metal used for making electric wire, pipe, and coins<text:line-break/>– &gt; copper pipes <text:line-break/>– &gt; copper-colored hair</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12</text:p>
          </table:table-cell>
          <table:table-cell table:style-name="Table1.B1" office:value-type="string">
            <text:p text:style-name="P8"># page 15 and 16</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classify</text:p>
          </table:table-cell>
          <table:table-cell table:style-name="Table1.B1" office:value-type="string">
            <text:p text:style-name="P8"># 1. [classify something] to arrange things in groups according to features that they have in common<text:line-break/>– &gt; The books in the library are classified according to subject.<text:line-break/>= &gt; Computers can be broadly classified by their speed and computing power.</text:p>
          </table:table-cell>
        </table:table-row>
        <table:table-row table:style-name="Table1.6">
          <table:table-cell table:style-name="Table1.A1" office:value-type="string">
            <text:p text:style-name="P10">workstation</text:p>
          </table:table-cell>
          <table:table-cell table:style-name="Table1.B1" office:value-type="string">
            <text:p text:style-name="P8"># the desk and computers at which a person works; one computer that is part of a computer network<text:line-break/>= &gt; Workstation: It is a single user computer system, similar to PC, however has more powerful microprocessor.</text:p>
          </table:table-cell>
        </table:table-row>
        <table:table-row table:style-name="Table1.6">
          <table:table-cell table:style-name="Table1.A1" office:value-type="string">
            <text:p text:style-name="P10">manufacture</text:p>
          </table:table-cell>
          <table:table-cell table:style-name="Table1.B1" office:value-type="string">
            <text:p text:style-name="P8"># verb. to make goods in large quantities, using machinery | synonym: mass-produce<text:line-break/>– &gt; manufactured goods</text:p>
          </table:table-cell>
        </table:table-row>
        <table:table-row table:style-name="Table1.4">
          <table:table-cell table:style-name="Table1.A1" office:value-type="string">
            <text:p text:style-name="P10">manufacturer</text:p>
          </table:table-cell>
          <table:table-cell table:style-name="Table1.B1" office:value-type="string">
            <text:p text:style-name="P8"># a person or company that produces goods in large quantities | synonym: maker <text:line-break/>– &gt; a car / computer manufacturer <text:line-break/>= &gt; PCs are based on the microprocessor technology that enables manufacturers to put an entire CPU on one chip.</text:p>
          </table:table-cell>
        </table:table-row>
        <table:table-row table:style-name="Table1.6">
          <table:table-cell table:style-name="Table1.A1" office:value-type="string">
            <text:p text:style-name="P10">spreadsheet</text:p>
          </table:table-cell>
          <table:table-cell table:style-name="Table1.B1" office:value-type="string">
            <text:p text:style-name="P8"># a computer program that is used, for example, when doing financial or project planning. You enter in rows and columns and the program calculates costs, etc from it<text:line-break/>= &gt; Businesses use personal computers for word processing, accounting, desktop publishing, and or running spreadsheet and database management applications.</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13</text:p>
          </table:table-cell>
          <table:table-cell table:style-name="Table1.B1" office:value-type="string">
            <text:p text:style-name="P8"># page 15 and 16</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CAD</text:p>
          </table:table-cell>
          <table:table-cell table:style-name="Table1.B1" office:value-type="string">
            <text:p text:style-name="P8"># abbreviation for: Computer Aided Design </text:p>
          </table:table-cell>
        </table:table-row>
        <table:table-row table:style-name="Table1.6">
          <table:table-cell table:style-name="Table1.A1" office:value-type="string">
            <text:p text:style-name="P10">CAM</text:p>
          </table:table-cell>
          <table:table-cell table:style-name="Table1.B1" office:value-type="string">
            <text:p text:style-name="P8"># abbreviation for: Computer Aided Manufacturing<text:line-break/>= &gt; Workstation is a computer used for engineering applications (CAD/CAM), desktop publishing, and, etc … .</text:p>
          </table:table-cell>
        </table:table-row>
        <table:table-row table:style-name="Table1.6">
          <table:table-cell table:style-name="Table1.A1" office:value-type="string">
            <text:p text:style-name="P10">inbuilt</text:p>
          </table:table-cell>
          <table:table-cell table:style-name="Table1.B1" office:value-type="string">
            <text:p text:style-name="P8"># an inbuilt quality exists as a essential part of someone/something (= built-in)<text:line-break/>– &gt; a computer workstation with built-in telephone, answering machine and fax</text:p>
          </table:table-cell>
        </table:table-row>
        <table:table-row table:style-name="Table1.4">
          <table:table-cell table:style-name="Table1.A1" office:value-type="string">
            <text:p text:style-name="P10">mid-size</text:p>
          </table:table-cell>
          <table:table-cell table:style-name="Table1.B1" office:value-type="string">
            <text:p text:style-name="P8"># (or: mid-sized) of average size, neither large or small<text:line-break/>– &gt; a mid-size car<text:line-break/>= &gt; Microcomputer: It is a mid-size multiprocessing system capable of supporting up to 250 users simultaneously.</text:p>
          </table:table-cell>
        </table:table-row>
        <table:table-row table:style-name="Table1.1">
          <table:table-cell table:style-name="Table1.A1" office:value-type="string">
            <text:p text:style-name="P10">mainframe</text:p>
          </table:table-cell>
          <table:table-cell table:style-name="Table1.B1" office:value-type="string">
            <text:p text:style-name="P8"># (= mainframe computer) a large powerful computer, usually the center of a network and shared by many users</text:p>
          </table:table-cell>
        </table:table-row>
        <table:table-row table:style-name="Table1.6">
          <table:table-cell table:style-name="Table1.A1" office:value-type="string">
            <text:p text:style-name="P10">immense</text:p>
          </table:table-cell>
          <table:table-cell table:style-name="Table1.B1" office:value-type="string">
            <text:p text:style-name="P8"># adjective. extremely large or great | synonym: enormous <text:line-break/>– &gt; There is still an immense amount of work to be done.</text:p>
          </table:table-cell>
        </table:table-row>
        <text:soft-page-break/>
        <table:table-row table:style-name="Table1.6">
          <table:table-cell table:style-name="Table1.A1" office:value-type="string">
            <text:p text:style-name="P10">enormous</text:p>
          </table:table-cell>
          <table:table-cell table:style-name="Table1.B1" office:value-type="string">
            <text:p text:style-name="P8"># adjective. AW. extremely large | synonym: huge, immense <text:line-break/>– &gt; an enormous house/dog</text:p>
          </table:table-cell>
        </table:table-row>
        <table:table-row table:style-name="Table1.6">
          <table:table-cell table:style-name="Table1.A1" office:value-type="string">
            <text:p text:style-name="P10">crunch</text:p>
          </table:table-cell>
          <table:table-cell table:style-name="Table1.B1" office:value-type="string">
            <text:p text:style-name="P8"># to crash something noisily between your teeth when you are eating<text:line-break/>– &gt; She crunched her apple noisily.</text:p>
          </table:table-cell>
        </table:table-row>
        <table:table-row table:style-name="Table1.6">
          <table:table-cell table:style-name="Table1.A1" office:value-type="string">
            <text:p text:style-name="P10">number crunching</text:p>
          </table:table-cell>
          <table:table-cell table:style-name="Table1.B1" office:value-type="string">
            <text:p text:style-name="P8"># informal. the process of calculating numbers, especially when a large amount of data is involved and the data is processed in a short space of time<text:line-break/>= &gt; Supercomputers are very expensive and are employed for specialized applications that require immense amount of mathematical calculations ( number crunching).</text:p>
          </table:table-cell>
        </table:table-row>
        <table:table-row table:style-name="Table1.5">
          <table:table-cell table:style-name="Table1.A1" office:value-type="string">
            <text:p text:style-name="P10">fluid</text:p>
          </table:table-cell>
          <table:table-cell table:style-name="Table1.B1" office:value-type="string">
            <text:p text:style-name="P8"># noun. a liquid; a substance that can flow<text:line-break/>– &gt; body fluid (= for example: blood)<text:line-break/>= &gt; fluid dynamic calculation <text:line-break/># adjective. formal. (of movements, designs, music, etc) smooth and elegant | synonym: flow</text:p>
          </table:table-cell>
        </table:table-row>
        <table:table-row table:style-name="Table1.4">
          <table:table-cell table:style-name="Table1.A1" office:value-type="string">
            <text:p text:style-name="P10">nuclear</text:p>
          </table:table-cell>
          <table:table-cell table:style-name="Table1.B1" office:value-type="string">
            <text:p text:style-name="P8"># adjective. AW. 1. using, producing or resulting from nuclear energy <text:line-break/>– &gt; a nuclear power station <text:line-break/>= &gt; nuclear energy research</text:p>
          </table:table-cell>
        </table:table-row>
        <table:table-row table:style-name="Table1.5">
          <table:table-cell table:style-name="Table1.A1" office:value-type="string">
            <text:p text:style-name="P10">geology</text:p>
          </table:table-cell>
          <table:table-cell table:style-name="Table1.B1" office:value-type="string">
            <text:p text:style-name="P8"># noun. 1. the scientific study of the earth, including the origin and history or the rocks and soil fo which the earth is made<text:line-break/># adjective form: geological: <text:line-break/>– &gt; geological survey <text:line-break/>= &gt; … and analysis of geological date (e.g in petrochemical prospecting)</text:p>
          </table:table-cell>
        </table:table-row>
        <table:table-row table:style-name="Table1.6">
          <table:table-cell table:style-name="Table1.A1" office:value-type="string">
            <text:p text:style-name="P10">petrochemical</text:p>
          </table:table-cell>
          <table:table-cell table:style-name="Table1.B1" office:value-type="string">
            <text:p text:style-name="P8"># any chemical substance obtained from petroleum oil or natural gas<text:line-break/>– &gt; the petrochemical industry</text:p>
          </table:table-cell>
        </table:table-row>
        <table:table-row table:style-name="Table1.1">
          <table:table-cell table:style-name="Table1.A1" office:value-type="string">
            <text:p text:style-name="P10">petroleum</text:p>
          </table:table-cell>
          <table:table-cell table:style-name="Table1.B1" office:value-type="string">
            <text:p text:style-name="P8"># noun. oil that is found under the ground or the ocean and is used to produce gasoline, paraffin, diesel oil, etc</text:p>
          </table:table-cell>
        </table:table-row>
        <table:table-row table:style-name="Table1.5">
          <table:table-cell table:style-name="Table1.A1" office:value-type="string">
            <text:p text:style-name="P10">prospect</text:p>
          </table:table-cell>
          <table:table-cell table:style-name="Table1.B1" office:value-type="string">
            <text:p text:style-name="P8"># noun. 1. the possibility that something will happen<text:line-break/>– &gt; There is no immediate prospect of peace.<text:line-break/># verb. to search an area for gold, minerals, oil, etc<text:line-break/>– &gt; Thousands moved to the area to prospect for gold.</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14</text:p>
          </table:table-cell>
          <table:table-cell table:style-name="Table1.B1" office:value-type="string">
            <text:p text:style-name="P8"># page 18 and 19</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workflow</text:p>
          </table:table-cell>
          <table:table-cell table:style-name="Table1.B1" office:value-type="string">
            <text:p text:style-name="P8"># the way that a particular project is organized by a computer, including which part of a the project someone are supposed to do it<text:line-break/>= &gt; Control the Workflow: Directs the manner and sequence in which all of the above operations are performed.</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15</text:p>
          </table:table-cell>
          <table:table-cell table:style-name="Table1.B1" office:value-type="string">
            <text:p text:style-name="P8"># page 20 and 21</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79">
          <table:table-cell table:style-name="Table1.A1" office:value-type="string">
            <text:p text:style-name="P10">transmit</text:p>
          </table:table-cell>
          <table:table-cell table:style-name="Table1.B1" office:value-type="string">
            <text:p text:style-name="P8"># verb. AW. (tt). 1. to send an electronic signals, radio or television broadcast, etc<text:line-break/>– &gt; a shortwave radio that can transmit as well as receive<text:line-break/>= &gt; All inputs and outputs are transmitted through the main memory.<text:line-break/># 2. to pass something from one person to another | synonym: transfer <text:line-break/>– &gt; sexually transmitted diseases<text:line-break/># 3. (technical) to allow heat, light, sound, etc to pass through | synonym: <text:soft-page-break/>conduct </text:p>
          </table:table-cell>
        </table:table-row>
        <table:table-row table:style-name="Table1.6">
          <table:table-cell table:style-name="Table1.A1" office:value-type="string">
            <text:p text:style-name="P10">coordinate</text:p>
          </table:table-cell>
          <table:table-cell table:style-name="Table1.B1" office:value-type="string">
            <text:p text:style-name="P8"># verb. AW. 1. [coordinate something] to organize the different parts of an activity and the people involved in it, so that works well<text:line-break/># 3. if you coordinate clothes, furniture, etc or if they coordinate, they looks nice together</text:p>
          </table:table-cell>
        </table:table-row>
        <table:table-row table:style-name="Table1.179">
          <table:table-cell table:style-name="Table1.A1" office:value-type="string">
            <text:p text:style-name="P10">repetitive</text:p>
          </table:table-cell>
          <table:table-cell table:style-name="Table1.B1" office:value-type="string">
            <text:p text:style-name="P8"># repeat, …, <text:line-break/># repetition: the fact of doing to saying the same thing many times<text:line-break/># repetitious: ( disapproving) involved something that is often repeated – &gt; a long and repetitious speech<text:line-break/># repetitive: 1. saying or doing the same thing many times, so that it becomes boring | synonym: monotonous <text:line-break/>– &gt; a repetitive task <text:line-break/>= &gt; All complex operations are done by making repetitive use of the above operations.</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16</text:p>
          </table:table-cell>
          <table:table-cell table:style-name="Table1.B1" office:value-type="string">
            <text:p text:style-name="P8"># page 22 and 23</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optic</text:p>
          </table:table-cell>
          <table:table-cell table:style-name="Table1.B1" office:value-type="string">
            <text:p text:style-name="P8"># connected with the eye or the sense of sight <text:line-break/>– &gt; the optic nerve (= from the eye or to brain)</text:p>
          </table:table-cell>
        </table:table-row>
        <table:table-row table:style-name="Table1.37">
          <table:table-cell table:style-name="Table1.A1" office:value-type="string">
            <text:p text:style-name="P10">optical</text:p>
          </table:table-cell>
          <table:table-cell table:style-name="Table1.B1" office:value-type="string">
            <text:p text:style-name="P8"># adjective. 1. connected with sense of slight or the relationship between light and sight<text:line-break/>– &gt; optical effect<text:line-break/># 3. (computing) using light for reading or storing information <text:line-break/>– &gt; optical storage <text:line-break/>– &gt; an optical disk<text:line-break/>= &gt; Optical Character Reader (OCR)<text:line-break/>= &gt; Optical Mark Reader (OMR)</text:p>
          </table:table-cell>
        </table:table-row>
        <table:table-row table:style-name="Table1.4">
          <table:table-cell table:style-name="Table1.A1" office:value-type="string">
            <text:p text:style-name="P10">palm</text:p>
          </table:table-cell>
          <table:table-cell table:style-name="Table1.B1" office:value-type="string">
            <text:p text:style-name="P8"># the inner surface of the hand between the wrist and the fingers <text:line-break/>– &gt; sweaty palms <text:line-break/>= &gt; It is a very famous cursor-control device having a small palm size box with a round ball at its base, ….</text:p>
          </table:table-cell>
        </table:table-row>
        <table:table-row table:style-name="Table1.37">
          <table:table-cell table:style-name="Table1.A1" office:value-type="string">
            <text:p text:style-name="P10">sense</text:p>
          </table:table-cell>
          <table:table-cell table:style-name="Table1.B1" office:value-type="string">
            <text:p text:style-name="P8"># noun. one of the five powers (sight, hearing, smell, taste, and touch) that your body uses to get information about the world around you<text:line-break/>– &gt; the five sense <text:line-break/># verb. {become aware} 1. to become aware of something even though you cannot see it, hear it, etc<text:line-break/>– &gt; [sensing something]: Sensing danger, they started to run.<text:line-break/>– &gt; [sense that]: Lisa sensed that he did not believe her.<text:line-break/># 2. {of machine} [sense something]: to discover and recored something<text:line-break/>= &gt; … size box with a round ball at its base, which senses the movement of the mouse and send corresponding signals to the CPU when the mouse buttons are pressed.</text:p>
          </table:table-cell>
        </table:table-row>
        <table:table-row table:style-name="Table1.6">
          <table:table-cell table:style-name="Table1.A1" office:value-type="string">
            <text:p text:style-name="P10">caps</text:p>
          </table:table-cell>
          <table:table-cell table:style-name="Table1.B1" office:value-type="string">
            <text:p text:style-name="P8"># (technical) capital letters <text:line-break/>– &gt; a title printed in bold caps</text:p>
          </table:table-cell>
        </table:table-row>
        <text:soft-page-break/>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17</text:p>
          </table:table-cell>
          <table:table-cell table:style-name="Table1.B1" office:value-type="string">
            <text:p text:style-name="P8"># page 24 and 25</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joystick</text:p>
          </table:table-cell>
          <table:table-cell table:style-name="Table1.B1" office:value-type="string">
            <text:p text:style-name="P8"># 1. a stick with a handle used with some computer games to move images on the screen<text:line-break/>= &gt; Joystick is also pointing device, which is used to move the cursor position on a monitor screen.</text:p>
          </table:table-cell>
        </table:table-row>
        <table:table-row table:style-name="Table1.6">
          <table:table-cell table:style-name="Table1.A1" office:value-type="string">
            <text:p text:style-name="P10">spherical</text:p>
          </table:table-cell>
          <table:table-cell table:style-name="Table1.B1" office:value-type="string">
            <text:p text:style-name="P8"># adjective. shaped like a sphere | synonym: round | spherically is adverb form<text:line-break/>= &gt; It is stick having a spherical ball at its both lower and upper ends.</text:p>
          </table:table-cell>
        </table:table-row>
        <table:table-row table:style-name="Table1.6">
          <table:table-cell table:style-name="Table1.A1" office:value-type="string">
            <text:p text:style-name="P10">sphere</text:p>
          </table:table-cell>
          <table:table-cell table:style-name="Table1.B1" office:value-type="string">
            <text:p text:style-name="P8"># noun. AW. (geometry) a solid figure that is completely round, with every point on its surface an an equal distance from the center<text:line-break/># 2. any object that is completely round for example a ball</text:p>
          </table:table-cell>
        </table:table-row>
        <table:table-row table:style-name="Table1.4">
          <table:table-cell table:style-name="Table1.A1" office:value-type="string">
            <text:p text:style-name="P10">socket</text:p>
          </table:table-cell>
          <table:table-cell table:style-name="Table1.B1" office:value-type="string">
            <text:p text:style-name="P8"># 3. a curved hollow space in the surface of something that another part fits into or moves around in<text:line-break/>– &gt; His eyes bulged in their sockets. <text:line-break/>= &gt; The lower spherical ball moves in socket.</text:p>
          </table:table-cell>
        </table:table-row>
        <table:table-row table:style-name="Table1.4">
          <table:table-cell table:style-name="Table1.A1" office:value-type="string">
            <text:p text:style-name="P10">photocell</text:p>
          </table:table-cell>
          <table:table-cell table:style-name="Table1.B1" office:value-type="string">
            <text:p text:style-name="P8"># == photoelectric cell<text:line-break/># an electric device that uses a stream of light. When the stream is broken it shows that someone or something is present, and can be used to control alarms, machinery, etc<text:line-break/>= &gt; Light Pen: It consists of a photocell and an optical system placed in a small tube.</text:p>
          </table:table-cell>
        </table:table-row>
        <table:table-row table:style-name="Table1.21">
          <table:table-cell table:style-name="Table1.A1" office:value-type="string">
            <text:p text:style-name="P10">photocopy</text:p>
          </table:table-cell>
          <table:table-cell table:style-name="Table1.B1" office:value-type="string">
            <text:p text:style-name="P8"># (also copy). verb. to make a photocopy of something<text:line-break/>– &gt; a photocopy letter <text:line-break/># noun. a copy of a documents, etc made by the action of light on a specially treated surface<text:line-break/>– &gt; Make as many photocopies as you need.<text:line-break/>= &gt; Scanner is an input device, which works more like a photocopy machine.</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18</text:p>
          </table:table-cell>
          <table:table-cell table:style-name="Table1.B1" office:value-type="string">
            <text:p text:style-name="P8"># page 26 and 27</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digitize</text:p>
          </table:table-cell>
          <table:table-cell table:style-name="Table1.B1" office:value-type="string">
            <text:p text:style-name="P8"># the change data into a digital form that can be easily read and processed by a computer<text:line-break/>– &gt; a digitized map<text:line-break/>= &gt; Digitizer is an input device which converts analog information into digital form.</text:p>
          </table:table-cell>
        </table:table-row>
        <table:table-row table:style-name="Table1.4">
          <table:table-cell table:style-name="Table1.A1" office:value-type="string">
            <text:p text:style-name="P10">pictorial</text:p>
          </table:table-cell>
          <table:table-cell table:style-name="Table1.B1" office:value-type="string">
            <text:p text:style-name="P8"># 1. using or containing picture<text:line-break/># 2. connected with pictures<text:line-break/>– &gt; Digitizer is also known as Tablet or Graphic Tablet as it converts graphic and pictorial data into binary inputs.</text:p>
          </table:table-cell>
        </table:table-row>
        <table:table-row table:style-name="Table1.179">
          <table:table-cell table:style-name="Table1.A1" office:value-type="string">
            <text:p text:style-name="P10">particle</text:p>
          </table:table-cell>
          <table:table-cell table:style-name="Table1.B1" office:value-type="string">
            <text:p text:style-name="P8"># noun. 1. a very small piece of something <text:line-break/>– &gt; particles of dust<text:line-break/>= &gt; The bank’s code number and check (or cheque) number are printed on the check with a special type of ink that contains particle of magnetic material that are machine readable.<text:line-break/># 2. (physics) a very small piece of matter, etc such as electron or proton, that is part of an atom<text:line-break/><text:soft-page-break/># 3. (grammar) an adverb or a preposition that can combine with a verb to make a phrasal verb<text:line-break/>– &gt; In ‘She tore up the letter’, the word ‘up’ is a particle</text:p>
          </table:table-cell>
        </table:table-row>
        <table:table-row table:style-name="Table1.179">
          <table:table-cell table:style-name="Table1.A1" office:value-type="string">
            <text:p text:style-name="P10">prone</text:p>
          </table:table-cell>
          <table:table-cell table:style-name="Table1.B1" office:value-type="string">
            <text:p text:style-name="P8"># 1. likely to suffer from something or to do something bad | synonym: liable <text:line-break/>– &gt; Working without a break makes you more prone to error.<text:line-break/># suffix form -prone (in adjectives) likely to suffer to do the thing mentioned<text:line-break/>– &gt; error-prone<text:line-break/>– &gt; injury-prone<text:line-break/>= &gt; The main advantages of MICR ( Magnetic Inc Card Reader ) is that it is fast and less error-prone.</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19</text:p>
          </table:table-cell>
          <table:table-cell table:style-name="Table1.B1" office:value-type="string">
            <text:p text:style-name="P8"># page 28</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hand-held</text:p>
          </table:table-cell>
          <table:table-cell table:style-name="Table1.B1" office:value-type="string">
            <text:p text:style-name="P8"># small enough to be held in the hand which being used<text:line-break/>– &gt; a hand-help camera <text:line-break/>= &gt; It may be a hand-held scanner or may by embedded in a stationary scanner.</text:p>
          </table:table-cell>
        </table:table-row>
        <table:table-row table:style-name="Table1.6">
          <table:table-cell table:style-name="Table1.A1" office:value-type="string">
            <text:p text:style-name="P10">alphanumeric</text:p>
          </table:table-cell>
          <table:table-cell table:style-name="Table1.B1" office:value-type="string">
            <text:p text:style-name="P8"># containing both letters and numbers<text:line-break/>= &gt; Bar Code Reader scans a bar code image, converts it into an alphanumeric value, which is then feed the computer that the bar code reader is connected to.</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0</text:p>
          </table:table-cell>
          <table:table-cell table:style-name="Table1.B1" office:value-type="string">
            <text:p text:style-name="P8"># page 29 and 30</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plotter</text:p>
          </table:table-cell>
          <table:table-cell table:style-name="Table1.B1" office:value-type="string">
            <text:p text:style-name="P8"># 1. a person who makes a secret plan to harm someone | synonym: conspirator <text:line-break/># 2. a device that turns data from a computer into a graph, usually on paper<text:line-break/>= &gt; Graphic Plotter</text:p>
          </table:table-cell>
        </table:table-row>
        <table:table-row table:style-name="Table1.21">
          <table:table-cell table:style-name="Table1.A1" office:value-type="string">
            <text:p text:style-name="P10">sharp</text:p>
          </table:table-cell>
          <table:table-cell table:style-name="Table1.B1" office:value-type="string">
            <text:p text:style-name="P8"># adjective. 1. having a fine edge or point, especially of something that can cut or make a hole in something<text:line-break/>– &gt; a sharp knife <text:line-break/># +noun: sharpness<text:line-break/>– &gt; There was a sudden sharpness in her voice.<text:line-break/>= &gt; The sharpness of the image depends upon the number of pixels.</text:p>
          </table:table-cell>
        </table:table-row>
        <table:table-row table:style-name="Table1.1">
          <table:table-cell table:style-name="Table1.A1" office:value-type="string">
            <text:p text:style-name="P10">pixel</text:p>
          </table:table-cell>
          <table:table-cell table:style-name="Table1.B1" office:value-type="string">
            <text:p text:style-name="P8"># any of the small individual areas on a computer screen, which together from the whole display </text:p>
          </table:table-cell>
        </table:table-row>
        <table:table-row table:style-name="Table1.4">
          <table:table-cell table:style-name="Table1.A1" office:value-type="string">
            <text:p text:style-name="P10">cathode-ray-tube</text:p>
          </table:table-cell>
          <table:table-cell table:style-name="Table1.B1" office:value-type="string">
            <text:p text:style-name="P8"># a vacuum tube inside a television or computer screen, etc from which a stream of electrons produces images on the screen<text:line-break/>= &gt; Cathode-Ray Tube or CRT <text:line-break/>= &gt; The CRT display is made up of small picture elements called pixels.</text:p>
          </table:table-cell>
        </table:table-row>
        <table:table-row table:style-name="Table1.179">
          <table:table-cell table:style-name="Table1.A1" office:value-type="string">
            <text:p text:style-name="P10">illuminate </text:p>
          </table:table-cell>
          <table:table-cell table:style-name="Table1.B1" office:value-type="string">
            <text:p text:style-name="P8"># verb. (less frequent: illumine) 1. [illuminate something] to shine light on something <text:line-break/>– &gt; Floodlights illuminated the stadium.<text:line-break/>– &gt; The earth is illuminated by the sun.<text:line-break/>= &gt; It takes more than one illuminate pixel to from a whole character such as <text:soft-page-break/>letter ‘e’ in the word ‘help’.<text:line-break/># 2. synonym: clarify<text:line-break/># 4. synonym: light up</text:p>
          </table:table-cell>
        </table:table-row>
        <table:table-row table:style-name="Table1.5">
          <table:table-cell table:style-name="Table1.A1" office:value-type="string">
            <text:p text:style-name="P10">finite</text:p>
          </table:table-cell>
          <table:table-cell table:style-name="Table1.B1" office:value-type="string">
            <text:p text:style-name="P8"># adjective. AW. 1. having a definite limit or fixed size<text:line-break/>– &gt; a finite number of possibilities <text:line-break/>– &gt; The world’s resources are finite. | opposite: infinite <text:line-break/>= &gt; A finite number of character can be displayed on a screen at once.</text:p>
          </table:table-cell>
        </table:table-row>
        <table:table-row table:style-name="Table1.6">
          <table:table-cell table:style-name="Table1.A1" office:value-type="string">
            <text:p text:style-name="P10">infinite</text:p>
          </table:table-cell>
          <table:table-cell table:style-name="Table1.B1" office:value-type="string">
            <text:p text:style-name="P8"># adjective. AW. 1. very great; impossible to measure | synonym: boundless <text:line-break/>– &gt; an infinite variety of plants </text:p>
          </table:table-cell>
        </table:table-row>
        <table:table-row table:style-name="Table1.4">
          <table:table-cell table:style-name="Table1.A1" office:value-type="string">
            <text:p text:style-name="P10">emit</text:p>
          </table:table-cell>
          <table:table-cell table:style-name="Table1.B1" office:value-type="string">
            <text:p text:style-name="P8"># (tt) formal. to send out something such as light, heat, sound, etc<text:line-break/>– &gt; The metal container began to emit a clicked sound.<text:line-break/>– &gt; Sulfur gases were emitted by the volcano.</text:p>
          </table:table-cell>
        </table:table-row>
        <table:table-row table:style-name="Table1.6">
          <table:table-cell table:style-name="Table1.A1" office:value-type="string">
            <text:p text:style-name="P10">diode</text:p>
          </table:table-cell>
          <table:table-cell table:style-name="Table1.B1" office:value-type="string">
            <text:p text:style-name="P8"># an electronic device in which the electric current passes in one direction only, for example a silicon chip<text:line-break/>– &gt; Emissive displays are devices that convert electrical energy into light, For example, plasma panel and LED (Light-Emitting Diodes)</text:p>
          </table:table-cell>
        </table:table-row>
        <table:table-row table:style-name="Table1.4">
          <table:table-cell table:style-name="Table1.A1" office:value-type="string">
            <text:p text:style-name="P10">e-</text:p>
          </table:table-cell>
          <table:table-cell table:style-name="Table1.B1" office:value-type="string">
            <text:p text:style-name="P8"># (in noun and verbs) connected with the use of electronic communication, especially the Internet, for sending information, doing business, etc<text:line-break/>– &gt; e-commerce <text:line-break/>– &gt; e-business</text:p>
          </table:table-cell>
        </table:table-row>
        <table:table-row table:style-name="Table1.6">
          <table:table-cell table:style-name="Table1.A1" office:value-type="string">
            <text:p text:style-name="P10">missive</text:p>
          </table:table-cell>
          <table:table-cell table:style-name="Table1.B1" office:value-type="string">
            <text:p text:style-name="P8"># noun. formal. a letter, especially a long or an official one<text:line-break/># see: Emissive in the previous example.</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1</text:p>
          </table:table-cell>
          <table:table-cell table:style-name="Table1.B1" office:value-type="string">
            <text:p text:style-name="P8"># page 30 and 31 and 32</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5">
          <table:table-cell table:style-name="Table1.A1" office:value-type="string">
            <text:p text:style-name="P10">strike</text:p>
          </table:table-cell>
          <table:table-cell table:style-name="Table1.B1" office:value-type="string">
            <text:p text:style-name="P8"># formal. to his someone or something hard or with force <text:line-break/>– &gt; The ship struck a rock.<text:line-break/># thesaurus of hit: knock, bang, strike, bump, bash<text:line-break/>= &gt; Impact printers print the characters by striking them on the ribbon.</text:p>
          </table:table-cell>
        </table:table-row>
        <table:table-row table:style-name="Table1.4">
          <table:table-cell table:style-name="Table1.A1" office:value-type="string">
            <text:p text:style-name="P10">ribbon</text:p>
          </table:table-cell>
          <table:table-cell table:style-name="Table1.B1" office:value-type="string">
            <text:p text:style-name="P8"># noun. a narrow strip of material, used to tie things or for decoration <text:line-break/>– &gt; a present tied with yellow ribbon <text:line-break/># 4. a long strip of material containing ink that you put into typewriters and some computer printers </text:p>
          </table:table-cell>
        </table:table-row>
        <table:table-row table:style-name="Table1.1">
          <table:table-cell table:style-name="Table1.A1" office:value-type="string">
            <text:p text:style-name="P10">daisy</text:p>
          </table:table-cell>
          <table:table-cell table:style-name="Table1.B1" office:value-type="string">
            <text:p text:style-name="P8"># a white flower with a yellow center</text:p>
          </table:table-cell>
        </table:table-row>
        <table:table-row table:style-name="Table1.4">
          <table:table-cell table:style-name="Table1.A1" office:value-type="string">
            <text:p text:style-name="P10">daisy wheel</text:p>
          </table:table-cell>
          <table:table-cell table:style-name="Table1.B1" office:value-type="string">
            <text:p text:style-name="P8"># a small disk, used in some printers and typewriters, with metal letters around the edge which prints onto paper<text:line-break/>– &gt; a daisy wheel printer <text:line-break/>= &gt; There are two types of Character Printer: 1. Dot Matrix Printer 2. Daisy Wheel.</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2</text:p>
          </table:table-cell>
          <table:table-cell table:style-name="Table1.B1" office:value-type="string">
            <text:p text:style-name="P8"># page 32 and 33</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petal</text:p>
          </table:table-cell>
          <table:table-cell table:style-name="Table1.B1" office:value-type="string">
            <text:p text:style-name="P8"># a delicate colored part of a flower. The head of a flower is usually made up or server petals around a central part</text:p>
          </table:table-cell>
        </table:table-row>
        <text:soft-page-break/>
        <table:table-row table:style-name="Table1.21">
          <table:table-cell table:style-name="Table1.A1" office:value-type="string">
            <text:p text:style-name="P10">drum</text:p>
          </table:table-cell>
          <table:table-cell table:style-name="Table1.B1" office:value-type="string">
            <text:p text:style-name="P8"># noun. 1 musical instrument made of a hollow round frame with plastic or skin stretched tightly across one or both ends. You play it by hitting it with sticks or with your hand<text:line-break/>– &gt; a bass drum<text:line-break/># 2. a large container for oil or chemical, shaped like a cylinder <text:line-break/>– &gt; a 50 gallon drum<text:line-break/>= &gt; Drum Printer</text:p>
          </table:table-cell>
        </table:table-row>
        <table:table-row table:style-name="Table1.21">
          <table:table-cell table:style-name="Table1.A1" office:value-type="string">
            <text:p text:style-name="P10">hence</text:p>
          </table:table-cell>
          <table:table-cell table:style-name="Table1.B1" office:value-type="string">
            <text:p text:style-name="P8"># adverb. formal. for this reason<text:line-break/>– &gt; We suspect they are trying to hide something, hence the need for independent investigation <text:line-break/># language bank: ways of saying ‘for this reason’ : <text:line-break/># therefore, for this reason, this is why …, thus, hence <text:line-break/>= &gt; This printer is like a drum in shape, hence it is called drum printer.</text:p>
          </table:table-cell>
        </table:table-row>
        <table:table-row table:style-name="Table1.21">
          <table:table-cell table:style-name="Table1.A1" office:value-type="string">
            <text:p text:style-name="P10">emboss</text:p>
          </table:table-cell>
          <table:table-cell table:style-name="Table1.B1" office:value-type="string">
            <text:p text:style-name="P8"># verb to put a raised design or piece of writing on paper, leather, etc<text:line-break/>– &gt; stationary embossed with the hotel’s name<text:line-break/>– &gt; The hotel’s name was embossed on the stationary.<text:line-break/>= &gt; A character set is embossed on the track.<text:line-break/># +adjective form: embossed</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3</text:p>
          </table:table-cell>
          <table:table-cell table:style-name="Table1.B1" office:value-type="string">
            <text:p text:style-name="P8"># page 34 and 35</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21">
          <table:table-cell table:style-name="Table1.A1" office:value-type="string">
            <text:p text:style-name="P10">laser</text:p>
          </table:table-cell>
          <table:table-cell table:style-name="Table1.B1" office:value-type="string">
            <text:p text:style-name="P8"># a device that give out lights in which all waves oscillate (= change direction and strength) together, typically producing a very strong line of light that can be used for cutting metal, in medical operations, etc<text:line-break/>– &gt; a laser beam<text:line-break/>– &gt; She had laser surgery on her eye.<text:line-break/>= &gt; Laser printer <text:line-break/>= &gt; These are non-impact page printers. They uses laser lights to produce the dots needed to from the characters to be printed on page.</text:p>
          </table:table-cell>
        </table:table-row>
        <table:table-row table:style-name="Table1.6">
          <table:table-cell table:style-name="Table1.A1" office:value-type="string">
            <text:p text:style-name="P10">inkjet</text:p>
          </table:table-cell>
          <table:table-cell table:style-name="Table1.B1" office:value-type="string">
            <text:p text:style-name="P8"># ink-jet printer: a printer that uses very small of jets to blow ink onto paper in order to from letters, number, etc<text:line-break/>= &gt; Inkjet printers are non-impact character printers based on a relatively new technology.</text:p>
          </table:table-cell>
        </table:table-row>
        <table:table-row table:style-name="Table1.4">
          <table:table-cell table:style-name="Table1.A1" office:value-type="string">
            <text:p text:style-name="P10">jet</text:p>
          </table:table-cell>
          <table:table-cell table:style-name="Table1.B1" office:value-type="string">
            <text:p text:style-name="P8"># noun. 1. a plane driven by jet engine <text:line-break/># 2. a strong narrow stream of gas, liquid, steam, or flame that comes very quickly out of a small opening, The opening is also called a jet<text:line-break/>– &gt; The pipe burst and jets of water shot across the room.</text:p>
          </table:table-cell>
        </table:table-row>
        <table:table-row table:style-name="Table1.5">
          <table:table-cell table:style-name="Table1.A1" office:value-type="string">
            <text:p text:style-name="P10">relative</text:p>
          </table:table-cell>
          <table:table-cell table:style-name="Table1.B1" office:value-type="string">
            <text:p text:style-name="P8"># adjective. 1. considered and judged by being compared with something else<text:line-break/># 3. that exists or that has a particular quality only when compared with something else | synonym: comparative <text:line-break/>– &gt; They new live in relative comfort (= compared with how they lived before).<text:line-break/># compare to absolute</text:p>
          </table:table-cell>
        </table:table-row>
        <table:table-row table:style-name="Table1.4">
          <table:table-cell table:style-name="Table1.A1" office:value-type="string">
            <text:p text:style-name="P10">relatively</text:p>
          </table:table-cell>
          <table:table-cell table:style-name="Table1.B1" office:value-type="string">
            <text:p text:style-name="P8"># to a fairly large degree, especially in comparison to something else<text:line-break/>– &gt; I found the test relatively easy.<text:line-break/>= &gt; Inkjet printers are non-impact character printers based on a relatively new technology.</text:p>
          </table:table-cell>
        </table:table-row>
        <text:soft-page-break/>
        <table:table-row table:style-name="Table1.21">
          <table:table-cell table:style-name="Table1.A1" office:value-type="string">
            <text:p text:style-name="P10">presentable</text:p>
          </table:table-cell>
          <table:table-cell table:style-name="Table1.B1" office:value-type="string">
            <text:p text:style-name="P8"># adjective. 1. looking clean and attractive, and suitable to be seen in public <text:line-break/>– &gt; I have go to make myself presentable before the guests arrive.<text:line-break/>– &gt; I do not have anything presentable to wear.<text:line-break/>= &gt; Inkjet printers produce high quality output with presentable features. <text:line-break/># acceptable </text:p>
          </table:table-cell>
        </table:table-row>
        <table:table-row table:style-name="Table1.5">
          <table:table-cell table:style-name="Table1.A1" office:value-type="string">
            <text:p text:style-name="P10">hammer</text:p>
          </table:table-cell>
          <table:table-cell table:style-name="Table1.B1" office:value-type="string">
            <text:p text:style-name="P8"># noun. {tool} a tool with a handle and a heavy metal head, used for breaking things or hitting nails<text:line-break/># verb. {hit with tool} to hit something with a hammer<text:line-break/>– &gt; I could hear someone hammering next door.<text:line-break/>= &gt; They make less noise because no hammering is done and these have many styles of printing modes available.</text:p>
          </table:table-cell>
        </table:table-row>
        <table:table-row table:style-name="Table1.6">
          <table:table-cell table:style-name="Table1.A1" office:value-type="string">
            <text:p text:style-name="P10">hammering</text:p>
          </table:table-cell>
          <table:table-cell table:style-name="Table1.B1" office:value-type="string">
            <text:p text:style-name="P8"># noun. the sound of someone hitting something with a hammer or with their fists <text:line-break/>– &gt; The sound of hammering form the next door.</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4</text:p>
          </table:table-cell>
          <table:table-cell table:style-name="Table1.B1" office:value-type="string">
            <text:p text:style-name="P8"># page 36 and 37</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semi-</text:p>
          </table:table-cell>
          <table:table-cell table:style-name="Table1.B1" office:value-type="string">
            <text:p text:style-name="P8"># prefix (in adjective and noun) half, partly<text:line-break/>– &gt; semi-final </text:p>
          </table:table-cell>
        </table:table-row>
        <table:table-row table:style-name="Table1.6">
          <table:table-cell table:style-name="Table1.A1" office:value-type="string">
            <text:p text:style-name="P10">semiconductor</text:p>
          </table:table-cell>
          <table:table-cell table:style-name="Table1.B1" office:value-type="string">
            <text:p text:style-name="P8"># (technical) 1. a solid substance that conducts electricity in a particular condition, better than insulators but not as well as conducts <text:line-break/>= &gt; Catch memory is a very high speed semiconductor memory which can speed up the CPU.</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5</text:p>
          </table:table-cell>
          <table:table-cell table:style-name="Table1.B1" office:value-type="string">
            <text:p text:style-name="P8"># page 37 and 38</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volatile</text:p>
          </table:table-cell>
          <table:table-cell table:style-name="Table1.B1" office:value-type="string">
            <text:p text:style-name="P8"># 1. changing easily from one mood to another <text:line-break/>= &gt; volatile memory<text:line-break/># 2. synonym: unstable </text:p>
          </table:table-cell>
        </table:table-row>
        <table:table-row table:style-name="Table1.4">
          <table:table-cell table:style-name="Table1.A1" office:value-type="string">
            <text:p text:style-name="P10">routine</text:p>
          </table:table-cell>
          <table:table-cell table:style-name="Table1.B1" office:value-type="string">
            <text:p text:style-name="P8"># 1. the normal order and way in which you regularly doing things<text:line-break/># 4. (computing) a list of instructions that enable computer to perform a particular task <text:line-break/>= &gt; CPU directly does not access to these memories, instead they are accessed via input-output routines.</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6</text:p>
          </table:table-cell>
          <table:table-cell table:style-name="Table1.B1" office:value-type="string">
            <text:p text:style-name="P8"># page 39 and 40</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retain</text:p>
          </table:table-cell>
          <table:table-cell table:style-name="Table1.B1" office:value-type="string">
            <text:p text:style-name="P8"># verb. formal. AW. to keep something; to continue to have something | synonym: preserve <text:line-break/>– &gt; to retain your independent <text:line-break/>= &gt; The word static indicates that the memory retains its contents as long as power is being supplied.</text:p>
          </table:table-cell>
        </table:table-row>
        <table:table-row table:style-name="Table1.5">
          <table:table-cell table:style-name="Table1.A1" office:value-type="string">
            <text:p text:style-name="P10">leakage</text:p>
          </table:table-cell>
          <table:table-cell table:style-name="Table1.B1" office:value-type="string">
            <text:p text:style-name="P8"># noun. an amount of liquid or gas escaped through a hole in something; an occasion when there is a leak<text:line-break/>– &gt; a leakage of toxic waste into the ocean <text:line-break/>– &gt; Check bottles for leakage before use.<text:line-break/>= &gt; Transistors do not require power to prevent leakage, so SRAM need not be <text:soft-page-break/>refreshed on a regular basis. </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7</text:p>
          </table:table-cell>
          <table:table-cell table:style-name="Table1.B1" office:value-type="string">
            <text:p text:style-name="P8"># page 40 and 41</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bootstrap</text:p>
          </table:table-cell>
          <table:table-cell table:style-name="Table1.B1" office:value-type="string">
            <text:p text:style-name="P8"># idiom: pull yourself up by your (own) bootstrap (informal) to improve your situation yourself, without help from other people<text:line-break/>= &gt; This operation is referred to as bootstrap, ROM chips are not only used in the computer but also in other electronic items like washing machine and microwave oven.</text:p>
          </table:table-cell>
        </table:table-row>
        <table:table-row table:style-name="Table1.6">
          <table:table-cell table:style-name="Table1.A1" office:value-type="string">
            <text:p text:style-name="P10">hard-wired</text:p>
          </table:table-cell>
          <table:table-cell table:style-name="Table1.B1" office:value-type="string">
            <text:p text:style-name="P8"># adjective. (technical)(of computer functions) built into the permanent system and not provided by software<text:line-break/>= &gt; MROM (= Masked ROM). The very first ROMs were hard-wired devices that contained a preprogrammed set of data or instructions. </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8</text:p>
          </table:table-cell>
          <table:table-cell table:style-name="Table1.B1" office:value-type="string">
            <text:p text:style-name="P8"># page 41 and 42</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expose</text:p>
          </table:table-cell>
          <table:table-cell table:style-name="Table1.B1" office:value-type="string">
            <text:p text:style-name="P8"># verb. AW. {show something hidden} 1. to show something that is usually hidden | synonym: reveal <text:line-break/>– &gt; He smiled suddenly, exposing a set of amazingly white teeth.<text:line-break/>= &gt; EPROM can be erased by exposing it to ultra-violet light for a duration of up to 40 minutes.</text:p>
          </table:table-cell>
        </table:table-row>
        <table:table-row table:style-name="Table1.6">
          <table:table-cell table:style-name="Table1.A1" office:value-type="string">
            <text:p text:style-name="P10">ultraviolet</text:p>
          </table:table-cell>
          <table:table-cell table:style-name="Table1.B1" office:value-type="string">
            <text:p text:style-name="P8"># (physics) adjective. (abbreviation UV). of or using electromagnetic waves that are just shorter than those of violet light in the spectrum and that cannot be seen<text:line-break/>- &gt; ultraviolet rays (= that cause the skin to get darker</text:p>
          </table:table-cell>
        </table:table-row>
        <table:table-row table:style-name="Table1.6">
          <table:table-cell table:style-name="Table1.A1" office:value-type="string">
            <text:p text:style-name="P10">violet</text:p>
          </table:table-cell>
          <table:table-cell table:style-name="Table1.B1" office:value-type="string">
            <text:p text:style-name="P8"># noun. 1. a small wild or garden plant with purple or white flowers with a sweet smell that appear in spring<text:line-break/># 2. a blue-purple color</text:p>
          </table:table-cell>
        </table:table-row>
        <table:table-row table:style-name="Table1.37">
          <table:table-cell table:style-name="Table1.A1" office:value-type="string">
            <text:p text:style-name="P10">trap</text:p>
          </table:table-cell>
          <table:table-cell table:style-name="Table1.B1" office:value-type="string">
            <text:p text:style-name="P8"># noun. {for animals} 1. a piece of equipment for catching animals <text:line-break/>– &gt; a beaver with its leg in a trap<text:line-break/># verb. (pp) {in dangerous/bad situation} to keep someone in a dangerous place or bad situation that they want to get out but cannot <text:line-break/>– &gt; Help! I am trapped!<text:line-break/># 2. {catch} to catch or keep something in a place and prevent it from escaping, especially os that you can use it<text:line-break/>– &gt; Solar panels trap energy form the sun.<text:line-break/>= &gt; During programming, an electrical charge is trapped in an insulated gate region.</text:p>
          </table:table-cell>
        </table:table-row>
        <table:table-row table:style-name="Table1.6">
          <table:table-cell table:style-name="Table1.A1" office:value-type="string">
            <text:p text:style-name="P10">insulate</text:p>
          </table:table-cell>
          <table:table-cell table:style-name="Table1.B1" office:value-type="string">
            <text:p text:style-name="P8"># verb. to protect something with a material that prevents heat, sound, electricity, etc from passing through<text:line-break/>– &gt; Homeowners are being encouraged to insulated their home to save energy.</text:p>
          </table:table-cell>
        </table:table-row>
        <table:table-row table:style-name="Table1.6">
          <table:table-cell table:style-name="Table1.A1" office:value-type="string">
            <text:p text:style-name="P10">quartz</text:p>
          </table:table-cell>
          <table:table-cell table:style-name="Table1.B1" office:value-type="string">
            <text:p text:style-name="P8"># noun. a hard mineral, often in crystal form, that is used to make very accurate clocks or watches <text:line-break/>= &gt; For erasing this charge, ultra-violet light is passed through a quartz crystal window (lid).</text:p>
          </table:table-cell>
        </table:table-row>
        <text:soft-page-break/>
        <table:table-row table:style-name="Table1.6">
          <table:table-cell table:style-name="Table1.A1" office:value-type="string">
            <text:p text:style-name="P10">exposure</text:p>
          </table:table-cell>
          <table:table-cell table:style-name="Table1.B1" office:value-type="string">
            <text:p text:style-name="P8"># noun. {to something harmful} 1. the state of being in a place or situation where there is not protection from something harmful or unpleasant <text:line-break/>= &gt; This exposure to ultra-violet light dissipates the charge.</text:p>
          </table:table-cell>
        </table:table-row>
        <table:table-row table:style-name="Table1.6">
          <table:table-cell table:style-name="Table1.A1" office:value-type="string">
            <text:p text:style-name="P10">dissipate </text:p>
          </table:table-cell>
          <table:table-cell table:style-name="Table1.B1" office:value-type="string">
            <text:p text:style-name="P8"># verb. formal. 1. to gradually become or make something become weaker until it disappears <text:line-break/>– &gt; Eventually his anger dissipated. </text:p>
          </table:table-cell>
        </table:table-row>
        <table:table-row table:style-name="Table1.21">
          <table:table-cell table:style-name="Table1.A1" office:value-type="string">
            <text:p text:style-name="P10">seal</text:p>
          </table:table-cell>
          <table:table-cell table:style-name="Table1.B1" office:value-type="string">
            <text:p text:style-name="P8"># verb. {close envelope} 1. to close an envelope, etc by sticking the edges of the opening together <text:line-break/>– &gt; Make sure you have signed the check before sealing the envelope. <text:line-break/># 2. {close container}. to close a container tightly or fill a crack, etc especially so air, liquid, etc get in or out<text:line-break/>– &gt; The organs are kept in sealed plastic bags.<text:line-break/>= &gt; During normal use, the quartz lid is sealed with a sticker.</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29</text:p>
          </table:table-cell>
          <table:table-cell table:style-name="Table1.B1" office:value-type="string">
            <text:p text:style-name="P8"># page 43 and 44</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expansion</text:p>
          </table:table-cell>
          <table:table-cell table:style-name="Table1.B1" office:value-type="string">
            <text:p text:style-name="P8"># noun. AW. an act of increasing or making something increase in size, amount, or importance <text:line-break/>– &gt; a period of rapid economic expansion<text:line-break/>= &gt; It connects the CPU, memory, hard drives, optical drives, video cards, sound cards, and other ports and expansion cards directly or via cables. </text:p>
          </table:table-cell>
        </table:table-row>
        <table:table-row table:style-name="Table1.4">
          <table:table-cell table:style-name="Table1.A1" office:value-type="string">
            <text:p text:style-name="P10">backbone</text:p>
          </table:table-cell>
          <table:table-cell table:style-name="Table1.B1" office:value-type="string">
            <text:p text:style-name="P8"># [C] 1. the row of small bones that are connected together down the middle of the back | synonym: spine <text:line-break/>= &gt; It can be considered as the backbone of a computer.<text:line-break/># 2. the most important part of a system, an organization, etc that gives it support and strength</text:p>
          </table:table-cell>
        </table:table-row>
        <table:table-row table:style-name="Table1.21">
          <table:table-cell table:style-name="Table1.A1" office:value-type="string">
            <text:p text:style-name="P10">drill</text:p>
          </table:table-cell>
          <table:table-cell table:style-name="Table1.B1" office:value-type="string">
            <text:p text:style-name="P8"># a tool or machine with a pointed end for making holes<text:line-break/>– &gt; an electric drill<text:line-break/># verb. to make a hole in something, using a drill<text:line-break/>– &gt; Drill a series of holes in the frame.<text:line-break/>= &gt; The motherboard is mounted inside the case and is securely attached via small screws through pre-drilled holes.</text:p>
          </table:table-cell>
        </table:table-row>
        <table:table-row table:style-name="Table1.21">
          <table:table-cell table:style-name="Table1.A1" office:value-type="string">
            <text:p text:style-name="P10">slot</text:p>
          </table:table-cell>
          <table:table-cell table:style-name="Table1.B1" office:value-type="string">
            <text:p text:style-name="P8"># noun. 1. a long narrow opening, into which you put or fit something<text:line-break/>– &gt; to put some coins in the slot<text:line-break/>= &gt; It provides a single socket for CPU, whereas for memory, normally one or more slots are available.<text:line-break/># verb. to put something into a space that is available or designed for it, to fit into such a space<text:line-break/>– &gt; He slotted a DVD into the computer.</text:p>
          </table:table-cell>
        </table:table-row>
        <table:table-row table:style-name="Table1.5">
          <table:table-cell table:style-name="Table1.A1" office:value-type="string">
            <text:p text:style-name="P10">floppy</text:p>
          </table:table-cell>
          <table:table-cell table:style-name="Table1.B1" office:value-type="string">
            <text:p text:style-name="P8"># hanging or falling loosely; not hard or stiff (= 1. firm and difficult to bend or move)<text:line-break/>= &gt; Motherboards provide ports to attach floppy drive, hard drive, and optical derives via ribbon cables.<text:line-break/>– &gt; a floppy hat<text:line-break/>– &gt; the puppy’s floppy ears </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0</text:p>
          </table:table-cell>
          <table:table-cell table:style-name="Table1.B1" office:value-type="string">
            <text:p text:style-name="P8"># page 45 and 46</text:p>
          </table:table-cell>
        </table:table-row>
        <text:soft-page-break/>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21">
          <table:table-cell table:style-name="Table1.A1" office:value-type="string">
            <text:p text:style-name="P10">nibble</text:p>
          </table:table-cell>
          <table:table-cell table:style-name="Table1.B1" office:value-type="string">
            <text:p text:style-name="P8"># verb. to take small bites of something, especially food<text:line-break/>– &gt; He nibble her ear playfully.<text:line-break/># noun. a small bite of something<text:line-break/>– &gt; I took a nibble of the cookie.<text:line-break/>= &gt; Nibble: A group of 4 bits is called nibble.</text:p>
          </table:table-cell>
        </table:table-row>
        <table:table-row table:style-name="Table1.6">
          <table:table-cell table:style-name="Table1.A1" office:value-type="string">
            <text:p text:style-name="P10">peta-</text:p>
          </table:table-cell>
          <table:table-cell table:style-name="Table1.B1" office:value-type="string">
            <text:p text:style-name="P8"># combining form. (in nouns; used in units of measurement) 10^15; one thousand million million <text:line-break/>= &gt; PetaByte (PB): 1 PB = 1024 TB</text:p>
          </table:table-cell>
        </table:table-row>
        <table:table-row table:style-name="Table1.179">
          <table:table-cell table:style-name="Table1.A1" office:value-type="string">
            <text:p text:style-name="P10">dock</text:p>
          </table:table-cell>
          <table:table-cell table:style-name="Table1.B1" office:value-type="string">
            <text:p text:style-name="P8"># noun. 1. a part of a port where ships are repaired, or where goods are put onto or taken off them<text:line-break/>– &gt; dock workers <text:line-break/># verb. 1. if a ship docks or you dock a ship, it sails into a harbor and stays there<text:line-break/># 4. [docking something] (computing) to connect a computer to docking station <text:line-break/>– &gt; I docked my portable and started work.<text:line-break/>= &gt; A port is a physical docking point using which an external device can be connected to the computer.</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1</text:p>
          </table:table-cell>
          <table:table-cell table:style-name="Table1.B1" office:value-type="string">
            <text:p text:style-name="P8"># page 46, 47 and 48</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modem</text:p>
          </table:table-cell>
          <table:table-cell table:style-name="Table1.B1" office:value-type="string">
            <text:p text:style-name="P8"># a device that connects one computer system to another using a telephone line so that data can be sent<text:line-break/>= &gt; Serial Port: Used for external modems and older computer mouse</text:p>
          </table:table-cell>
        </table:table-row>
        <table:table-row table:style-name="Table1.6">
          <table:table-cell table:style-name="Table1.A1" office:value-type="string">
            <text:p text:style-name="P10">comply</text:p>
          </table:table-cell>
          <table:table-cell table:style-name="Table1.B1" office:value-type="string">
            <text:p text:style-name="P8"># verb. to obey a rule, an order, etc<text:line-break/>– &gt; They refused to comply with the U.N resolution.</text:p>
          </table:table-cell>
        </table:table-row>
        <table:table-row table:style-name="Table1.21">
          <table:table-cell table:style-name="Table1.A1" office:value-type="string">
            <text:p text:style-name="P10">compliant</text:p>
          </table:table-cell>
          <table:table-cell table:style-name="Table1.B1" office:value-type="string">
            <text:p text:style-name="P8"># adjective. 1. willing to agree with other people or to obey rules <text:line-break/>– &gt; Most of the patients were compliant with the diet.<text:line-break/># 3. in agreement with a set of rules<text:line-break/>– &gt; This site is HTML compliant.<text:line-break/>= &gt; Parallel Prot: IEEE 1284-compliant Centronics port</text:p>
          </table:table-cell>
        </table:table-row>
        <table:table-row table:style-name="Table1.179">
          <table:table-cell table:style-name="Table1.A1" office:value-type="string">
            <text:p text:style-name="P10">prong</text:p>
          </table:table-cell>
          <table:table-cell table:style-name="Table1.B1" office:value-type="string">
            <text:p text:style-name="P8"># 1. each of the two or more long pointed parts of a fork<text:line-break/># 2. each of the separate parts of an attack, argument, etc<text:line-break/># 3. -pronged (in adjective) having the number or type of prong mentioned<text:line-break/>– &gt; a two-pronged fork<text:line-break/>– &gt; a three-pronged attack<text:line-break/>= &gt; Power Connector: Three-pronged plug.</text:p>
          </table:table-cell>
        </table:table-row>
        <table:table-row table:style-name="Table1.6">
          <table:table-cell table:style-name="Table1.A1" office:value-type="string">
            <text:p text:style-name="P10">camcorder </text:p>
          </table:table-cell>
          <table:table-cell table:style-name="Table1.B1" office:value-type="string">
            <text:p text:style-name="P8"># a video camera that records pictures and sound and that can be carried around<text:line-break/>= &gt; Firewire port: Connects camcorders and video equipment to the computer.</text:p>
          </table:table-cell>
        </table:table-row>
        <table:table-row table:style-name="Table1.4">
          <table:table-cell table:style-name="Table1.A1" office:value-type="string">
            <text:p text:style-name="P10">bandwidth</text:p>
          </table:table-cell>
          <table:table-cell table:style-name="Table1.B1" office:value-type="string">
            <text:p text:style-name="P8"># noun. (computing) 1. a band of frequencies (frequency) used for sending electronic signals <text:line-break/># 2. a measurement of the amount of information that a particular computer network or Internet connection can send in a particular time. It is often measured in bits per second.<text:line-break/>= &gt; Ethernet Port: Data travels at 10 to 1000 megabits per second depending upon the network bandwidth.</text:p>
          </table:table-cell>
        </table:table-row>
        <text:soft-page-break/>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2</text:p>
          </table:table-cell>
          <table:table-cell table:style-name="Table1.B1" office:value-type="string">
            <text:p text:style-name="P8"># page 49 and 50</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5">
          <table:table-cell table:style-name="Table1.A1" office:value-type="string">
            <text:p text:style-name="P10">tangible</text:p>
          </table:table-cell>
          <table:table-cell table:style-name="Table1.B1" office:value-type="string">
            <text:p text:style-name="P8"># adjective. that can be cleanly seen to exist <text:line-break/>– &gt; tangible benefits / improvement / results , etc.<text:line-break/>– &gt; We cannot accept his finding without tangible evidence.<text:line-break/>= &gt; Hardware represents the physical and tangible components of a computer, .i.e. the component that can be seen and touched. </text:p>
          </table:table-cell>
        </table:table-row>
        <table:table-row table:style-name="Table1.4">
          <table:table-cell table:style-name="Table1.A1" office:value-type="string">
            <text:p text:style-name="P10">utilize</text:p>
          </table:table-cell>
          <table:table-cell table:style-name="Table1.B1" office:value-type="string">
            <text:p text:style-name="P8"># verb. formal. AW. to use something, especially for a particular purpose | make use of <text:line-break/>– &gt; Vitamin C helps the body utilize the iron present in your body.<text:line-break/>= &gt; Software cannot be utilized without supporting hardware.</text:p>
          </table:table-cell>
        </table:table-row>
        <table:table-row table:style-name="Table1.4">
          <table:table-cell table:style-name="Table1.A1" office:value-type="string">
            <text:p text:style-name="P10">expense</text:p>
          </table:table-cell>
          <table:table-cell table:style-name="Table1.B1" office:value-type="string">
            <text:p text:style-name="P8"># noun. the money that you spend on something<text:line-break/>– &gt; No expense was spend (= they spent as much money as was needed) to make the wedding prefect.<text:line-break/>= &gt; Hardware is a one-time expense. (Whereas) Software development is very expensive and continuing expense. </text:p>
          </table:table-cell>
        </table:table-row>
        <table:table-row table:style-name="Table1.5">
          <table:table-cell table:style-name="Table1.A1" office:value-type="string">
            <text:p text:style-name="P10">relevant</text:p>
          </table:table-cell>
          <table:table-cell table:style-name="Table1.B1" office:value-type="string">
            <text:p text:style-name="P8"># adjective. AW. 1. closely connected with the subject you are discussing or the situation you are thinking about <text:line-break/>– &gt; A relevant suggestion / question / point<text:line-break/>– &gt; Do you have the relevant experience?<text:line-break/>= &gt; To get a particular job done on the computer, relevant software should be loaded into the hardware. </text:p>
          </table:table-cell>
        </table:table-row>
        <table:table-row table:style-name="Table1.4">
          <table:table-cell table:style-name="Table1.A1" office:value-type="string">
            <text:p text:style-name="P10">complement</text:p>
          </table:table-cell>
          <table:table-cell table:style-name="Table1.B1" office:value-type="string">
            <text:p text:style-name="P8"># verb. AW. [complement something] to add to something in a way that improves it or make it more attractive <text:line-break/>– &gt; The excellent menu is complemented by a good wine list. <text:line-break/># noun. a thing that adds new qualities to something in a way that improves it or make it more attractive </text:p>
          </table:table-cell>
        </table:table-row>
        <table:table-row table:style-name="Table1.4">
          <table:table-cell table:style-name="Table1.A1" office:value-type="string">
            <text:p text:style-name="P10">complementary</text:p>
          </table:table-cell>
          <table:table-cell table:style-name="Table1.B1" office:value-type="string">
            <text:p text:style-name="P8"># adjective. [complementary (to something)] two people or things that are complementary are different but together from a useful or attractive combination of skill, qualities or physical features<text:line-break/>– &gt; The school’s approach must be complementary to that of the parents.<text:line-break/>= &gt; If the hardware in the heart of a computer system, then the software is its ‘soul’. Both are complementary to (! not of) each other.</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3</text:p>
          </table:table-cell>
          <table:table-cell table:style-name="Table1.B1" office:value-type="string">
            <text:p text:style-name="P8"># page 51</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comprise</text:p>
          </table:table-cell>
          <table:table-cell table:style-name="Table1.B1" office:value-type="string">
            <text:p text:style-name="P8"># verb. AW. to have someone or something as parts or members | synonym: consist of <text:line-break/>– &gt; The collection comprises 327 paintings.<text:line-break/>= &gt; These software products comprise of? programs written in low-level languages, …</text:p>
          </table:table-cell>
        </table:table-row>
        <table:table-row table:style-name="Table1.6">
          <table:table-cell table:style-name="Table1.A1" office:value-type="string">
            <text:p text:style-name="P10">prominent</text:p>
          </table:table-cell>
          <table:table-cell table:style-name="Table1.B1" office:value-type="string">
            <text:p text:style-name="P8"># adjective. 1. important or well known<text:line-break/>= &gt; Here is a list of some of the most prominent features of system software: …</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4</text:p>
          </table:table-cell>
          <table:table-cell table:style-name="Table1.B1" office:value-type="string">
            <text:p text:style-name="P8"># page 52</text:p>
          </table:table-cell>
        </table:table-row>
        <text:soft-page-break/>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railway</text:p>
          </table:table-cell>
          <table:table-cell table:style-name="Table1.B1" office:value-type="string">
            <text:p text:style-name="P8"># == railroad: noun. 1. a track whit rails on which trains run<text:line-break/>– &gt; railroad tracks <text:line-break/>= &gt; Railways Reservation Software</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5</text:p>
          </table:table-cell>
          <table:table-cell table:style-name="Table1.B1" office:value-type="string">
            <text:p text:style-name="P8"># page 53</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37">
          <table:table-cell table:style-name="Table1.A1" office:value-type="string">
            <text:p text:style-name="P10">successive</text:p>
          </table:table-cell>
          <table:table-cell table:style-name="Table1.B1" office:value-type="string">
            <text:p text:style-name="P8"># adjective. AW. following immediately one after the other | synonym: consecutive <text:line-break/>– &gt; This was their fourth successive win.<text:line-break/># work family:<text:line-break/># noun. success, succession, successor<text:line-break/># adjective. successful != unsuccessful, successive<text:line-break/># verb. succeed<text:line-break/># adverb. successfully != unsuccessfully </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6</text:p>
          </table:table-cell>
          <table:table-cell table:style-name="Table1.B1" office:value-type="string">
            <text:p text:style-name="P8"># page 54 and 55</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7</text:p>
          </table:table-cell>
          <table:table-cell table:style-name="Table1.B1" office:value-type="string">
            <text:p text:style-name="P8"># page 56 and 57</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quotient</text:p>
          </table:table-cell>
          <table:table-cell table:style-name="Table1.B1" office:value-type="string">
            <text:p text:style-name="P8"># (mathematics) noun. a number which is the result when one number is divided by another <text:line-break/>= &gt; Step 3 – Divide the quotient of the previous divide by the new base.</text:p>
          </table:table-cell>
        </table:table-row>
        <table:table-row table:style-name="Table1.4">
          <table:table-cell table:style-name="Table1.A1" office:value-type="string">
            <text:p text:style-name="P10">multiply</text:p>
          </table:table-cell>
          <table:table-cell table:style-name="Table1.B1" office:value-type="string">
            <text:p text:style-name="P8"># verb. to add a number to itself a particular number of times<text:line-break/>– &gt; The children are already learned to multiply and divide.<text:line-break/>– &gt; 2 multiplied by 4 is / equals / makes 8 ( 2 x 4 = 8 )</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8</text:p>
          </table:table-cell>
          <table:table-cell table:style-name="Table1.B1" office:value-type="string">
            <text:p text:style-name="P8"># page 58, 59 and 60</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39</text:p>
          </table:table-cell>
          <table:table-cell table:style-name="Table1.B1" office:value-type="string">
            <text:p text:style-name="P8"># page 61 and 62</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5">
          <table:table-cell table:style-name="Table1.A1" office:value-type="string">
            <text:p text:style-name="P10">stage</text:p>
          </table:table-cell>
          <table:table-cell table:style-name="Table1.B1" office:value-type="string">
            <text:p text:style-name="P8"># noun. a period or state that something or someone passes through while developing or making progress<text:line-break/>– &gt; This technology is still in is early stage.<text:line-break/>– &gt; People tend to work hard at this stage of life.<text:line-break/>= &gt; Output: At this stage, the result of the proceeding processing step is collected.</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40</text:p>
          </table:table-cell>
          <table:table-cell table:style-name="Table1.B1" office:value-type="string">
            <text:p text:style-name="P8"># page 63, 64, 65 and 66</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body</text:p>
          </table:table-cell>
          <table:table-cell table:style-name="Table1.B1" office:value-type="string">
            <text:p text:style-name="P8"># 4. {main part} the main part of something, the main body of something<text:line-break/>= &gt; The solution is to use a central body to which other computers, printers, scanners, etc can be connected and then this body will manage or distribute network traffic.</text:p>
          </table:table-cell>
        </table:table-row>
        <text:soft-page-break/>
        <table:table-row table:style-name="Table1.4">
          <table:table-cell table:style-name="Table1.A1" office:value-type="string">
            <text:p text:style-name="P10">equip</text:p>
          </table:table-cell>
          <table:table-cell table:style-name="Table1.B1" office:value-type="string">
            <text:p text:style-name="P8"># verb. AW. (pp). 1. to provide yourself/someone/something with the things that are needed for a particular purpose or activity | synonym: kit out<text:line-break/>– &gt; to be fully / poorly equipped <text:line-break/>= &gt; A router is a type of device which acts as the central point among computers and other devices that a part of the network. It is equipped with holes called ports.</text:p>
          </table:table-cell>
        </table:table-row>
        <table:table-row table:style-name="Table1.21">
          <table:table-cell table:style-name="Table1.A1" office:value-type="string">
            <text:p text:style-name="P10">interconnect</text:p>
          </table:table-cell>
          <table:table-cell table:style-name="Table1.B1" office:value-type="string">
            <text:p text:style-name="P8"># verb. to connect similar things; to be connected or with similar things<text:line-break/>– &gt; electronic networks which interconnect thousands of computers around the world<text:line-break/>= &gt; Internal network cards are of two type in which the first type uses Peripheral Component Interconnect (PCI) connection, which are the second type uses Industry Standard Architecture (ISA).<text:line-break/># noun form: interconnection <text:line-break/>– &gt; interconnections between different parts of the brain</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41</text:p>
          </table:table-cell>
          <table:table-cell table:style-name="Table1.B1" office:value-type="string">
            <text:p text:style-name="P8"># page 67 and 68</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21">
          <table:table-cell table:style-name="Table1.A1" office:value-type="string">
            <text:p text:style-name="P10">overall</text:p>
          </table:table-cell>
          <table:table-cell table:style-name="Table1.B1" office:value-type="string">
            <text:p text:style-name="P8"># adverb. AW. 1. including everything and everyone; in total <text:line-break/>– &gt; The company will invest $1.6 m. overall new equipment.<text:line-break/>= &gt; It is an integrated set of specialized programs used to manage overall resources and operations of the computer. <text:line-break/># adjective: including all the things or people that are involved in a particular situation; general <text:line-break/>– &gt; the person for a overall responsibility for the project</text:p>
          </table:table-cell>
        </table:table-row>
        <table:table-row table:style-name="Table1.5">
          <table:table-cell table:style-name="Table1.A1" office:value-type="string">
            <text:p text:style-name="P10">mediate</text:p>
          </table:table-cell>
          <table:table-cell table:style-name="Table1.B1" office:value-type="string">
            <text:p text:style-name="P8"># verb. AW. 1. to try to end a disagreement between two or more people or groups by talking to them and trying to find things the everyone can agree on<text:line-break/>– &gt; The mayor was asked to mediate in the dispute.<text:line-break/>= &gt; To keep track of who is using which resources, granting resource requests, and mediating conflicting requests from different programs and users.<text:line-break/># 2. synonym: negotiate </text:p>
          </table:table-cell>
        </table:table-row>
        <table:table-row table:style-name="Table1.6">
          <table:table-cell table:style-name="Table1.A1" office:value-type="string">
            <text:p text:style-name="P10">mediator</text:p>
          </table:table-cell>
          <table:table-cell table:style-name="Table1.B1" office:value-type="string">
            <text:p text:style-name="P8"># noun. a person or an organization that tries to help an agreement or settlement <text:line-break/>– &gt; to act as (a) mediator in the negotiations</text:p>
          </table:table-cell>
        </table:table-row>
        <table:table-row table:style-name="Table1.6">
          <table:table-cell table:style-name="Table1.A1" office:value-type="string">
            <text:p text:style-name="P10">intermediary </text:p>
          </table:table-cell>
          <table:table-cell table:style-name="Table1.B1" office:value-type="string">
            <text:p text:style-name="P8"># noun. [between A and B] a person or an organization that helps other people or organization to make an agreement by being of communication between them | synonym: go-between, mediator <text:line-break/>= &gt; To act as an intermediary between the hardware and its users, making it easier for the users to access and use other resources.</text:p>
          </table:table-cell>
        </table:table-row>
        <table:table-row table:style-name="Table1.4">
          <table:table-cell table:style-name="Table1.A1" office:value-type="string">
            <text:p text:style-name="P10">by means off sth</text:p>
          </table:table-cell>
          <table:table-cell table:style-name="Table1.B1" office:value-type="string">
            <text:p text:style-name="P8"># formal. with the help of something<text:line-break/>– &gt; The load was lifted by means of a crane. (=crane: 1. a large machine with a long arm, used to lift and move building materials and other heavy objects)<text:line-break/>= &gt; Security: Prevents unauthorized access to programs and data by means of passwords and other techniques.</text:p>
          </table:table-cell>
        </table:table-row>
        <table:table-row table:style-name="Table1.21">
          <table:table-cell table:style-name="Table1.A1" office:value-type="string">
            <text:p text:style-name="P10">acknowledge</text:p>
          </table:table-cell>
          <table:table-cell table:style-name="Table1.B1" office:value-type="string">
            <text:p text:style-name="P8"># verb. AW. 1. {admit} to accept that something is true<text:line-break/>– &gt; Are you prepared to acknowledge your responsibility?<text:line-break/># 3. {reply to letter} to tell someone that you have received something that they sent to you<text:line-break/><text:soft-page-break/>– &gt; All applications will be acknowledged.<text:line-break/>= &gt; The Operating System acknowledges the same, does the corresponding action, and informs the operating by a display screen.</text:p>
          </table:table-cell>
        </table:table-row>
        <table:table-row table:style-name="Table1.6">
          <table:table-cell table:style-name="Table1.A1" office:value-type="string">
            <text:p text:style-name="P10">inform</text:p>
          </table:table-cell>
          <table:table-cell table:style-name="Table1.B1" office:value-type="string">
            <text:p text:style-name="P8"># verb. 1. to tell someone about something, especially in an official way<text:line-break/>– &gt; Please inform us of any changes of address.</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42</text:p>
          </table:table-cell>
          <table:table-cell table:style-name="Table1.B1" office:value-type="string">
            <text:p text:style-name="P8"># page 69 and 70</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privatize</text:p>
          </table:table-cell>
          <table:table-cell table:style-name="Table1.B1" office:value-type="string">
            <text:p text:style-name="P8"># [privatize something] verb. to sell a business or an industry so that it is no longer owned by the government | synonym: denationalize <text:line-break/>– &gt; Air traffic control has been privatized.<text:line-break/>= &gt; Internet is not as safe as Intranet. Intraent cab safely privatized as per the need.</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43</text:p>
          </table:table-cell>
          <table:table-cell table:style-name="Table1.B1" office:value-type="string">
            <text:p text:style-name="P8"># page 71 and 72</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4">
          <table:table-cell table:style-name="Table1.A1" office:value-type="string">
            <text:p text:style-name="P10">retail</text:p>
          </table:table-cell>
          <table:table-cell table:style-name="Table1.B1" office:value-type="string">
            <text:p text:style-name="P8"># noun. the selling of goods to the public, usually through stores<text:line-break/>– &gt; The recommended retail price is $9.99;<text:line-break/># compare to: wholesale </text:p>
          </table:table-cell>
        </table:table-row>
        <table:table-row table:style-name="Table1.4">
          <table:table-cell table:style-name="Table1.A1" office:value-type="string">
            <text:p text:style-name="P10">retailer</text:p>
          </table:table-cell>
          <table:table-cell table:style-name="Table1.B1" office:value-type="string">
            <text:p text:style-name="P8"># a person or business that sells goods to the public<text:line-break/>– &gt; one of the country’s largest food retailers <text:line-break/>= &gt; As desktops are highly customizable, so it is better to learn about the main parts and then visit the manufacturers or the retailer shop or site, instead of just looking at some specific model directly.</text:p>
          </table:table-cell>
        </table:table-row>
        <table:table-row table:style-name="Table1.21">
          <table:table-cell table:style-name="Table1.A1" office:value-type="string">
            <text:p text:style-name="P10">diagonal</text:p>
          </table:table-cell>
          <table:table-cell table:style-name="Table1.B1" office:value-type="string">
            <text:p text:style-name="P8"># adjective. (of a straight line) at an angle; joining two opposite sides of something at an angle<text:line-break/>– &gt; diagonal stripes<text:line-break/>= &gt; Monitor. Size – It is the diagonal size of the LCD screen. <text:line-break/># adverb: diagonally <text:line-break/>– &gt; Walk diagonally across the field to the far corner and then turn left.</text:p>
          </table:table-cell>
        </table:table-row>
        <table:table-row table:style-name="Table1.4">
          <table:table-cell table:style-name="Table1.A1" office:value-type="string">
            <text:p text:style-name="P10">stand</text:p>
          </table:table-cell>
          <table:table-cell table:style-name="Table1.B1" office:value-type="string">
            <text:p text:style-name="P8"># noun. #5 (often in components) a piece of equipment or furniture that you use for holding a particular type o thing<text:line-break/>– &gt; a bicycle/microphone/umbrella ,etc stand<text:line-break/>= &gt; Monitor. Stand. Some monitors come with adjustable stands while some may not.</text:p>
          </table:table-cell>
        </table:table-row>
        <table:table-row table:style-name="Table1.4">
          <table:table-cell table:style-name="Table1.A1" office:value-type="string">
            <text:p text:style-name="P10">DVD burner</text:p>
          </table:table-cell>
          <table:table-cell table:style-name="Table1.B1" office:value-type="string">
            <text:p text:style-name="P8"># (also DVD writer) a piece of equipment used for recording from a computer onto a DVD<text:line-break/>– &gt; I installed a DVD burner in my computer.<text:line-break/>= &gt; Nowadays, DVD burners are industry standard.</text:p>
          </table:table-cell>
        </table:table-row>
        <table:table-row table:style-name="Table1.6">
          <table:table-cell table:style-name="Table1.A1" office:value-type="string">
            <text:p text:style-name="P10">proportion</text:p>
          </table:table-cell>
          <table:table-cell table:style-name="Table1.B1" office:value-type="string">
            <text:p text:style-name="P8"># noun. AW. 1. {part of whole} a part or share of a whole<text:line-break/>– &gt; Water covers a large proportion of the earth’s surface.</text:p>
          </table:table-cell>
        </table:table-row>
        <table:table-row table:style-name="Table1.4">
          <table:table-cell table:style-name="Table1.A1" office:value-type="string">
            <text:p text:style-name="P10">proportional</text:p>
          </table:table-cell>
          <table:table-cell table:style-name="Table1.B1" office:value-type="string">
            <text:p text:style-name="P8"># adjective. AW. of an appropriate size, amount or degree in comparison with something<text:line-break/>– &gt; Salary is proportional to years of experience.<text:line-break/>= &gt; RAM is considered as computer memory as the performance of a computer is directly proportional to its memory and processor.</text:p>
          </table:table-cell>
        </table:table-row>
        <text:soft-page-break/>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lesson 44</text:p>
          </table:table-cell>
          <table:table-cell table:style-name="Table1.B1" office:value-type="string">
            <text:p text:style-name="P8"># page 73 and 74</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6">
          <table:table-cell table:style-name="Table1.A1" office:value-type="string">
            <text:p text:style-name="P10">rpm</text:p>
          </table:table-cell>
          <table:table-cell table:style-name="Table1.B1" office:value-type="string">
            <text:p text:style-name="P8"># revolutions per minutes (a measurement of the speed of an engine or a record when it is playing)<text:line-break/>= &gt; Most hard drives in desktop operate at the standard performance speed of 7200 RPM.</text:p>
          </table:table-cell>
        </table:table-row>
        <table:table-row table:style-name="Table1.5">
          <table:table-cell table:style-name="Table1.A1" office:value-type="string">
            <text:p text:style-name="P10">cache</text:p>
          </table:table-cell>
          <table:table-cell table:style-name="Table1.B1" office:value-type="string">
            <text:p text:style-name="P8"># noun. 1. a hidden store of things such as weapons<text:line-break/>– &gt; an arms cache<text:line-break/># 2. (computing) a part of a computer’s memory that stores copies of data that is often needed while a program is running. This data can be accessed very quickly.<text:line-break/>= &gt; Cache – Higher the L1, L2 cache, better the CPU performance.</text:p>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10">end of computer fundamental</text:p>
          </table:table-cell>
          <table:table-cell table:style-name="Table1.B1" office:value-type="string">
            <text:p text:style-name="Table_20_Contents"/>
          </table:table-cell>
        </table:table-row>
        <table:table-row table:style-name="Table1.1">
          <table:table-cell table:style-name="Table1.A1" office:value-type="string">
            <text:p text:style-name="P9"/>
          </table:table-cell>
          <table:table-cell table:style-name="Table1.B1" office:value-type="string">
            <text:p text:style-name="Table_20_Contents"/>
          </table:table-cell>
        </table:table-row>
        <table:table-row table:style-name="Table1.1">
          <table:table-cell table:style-name="Table1.A1" office:value-type="string">
            <text:p text:style-name="P9"/>
          </table:table-cell>
          <table:table-cell table:style-name="Table1.B1" office:value-type="string">
            <text:p text:style-name="P8"># there are some words that I would like to put here and they are related to degree</text:p>
          </table:table-cell>
        </table:table-row>
        <table:table-row table:style-name="Table1.1">
          <table:table-cell table:style-name="Table1.A1" office:value-type="string">
            <text:p text:style-name="P10">vocational school</text:p>
          </table:table-cell>
          <table:table-cell table:style-name="Table1.B1" office:value-type="string">
            <text:p text:style-name="P8"># a school that teaches skills that are necessary for particular jobs</text:p>
          </table:table-cell>
        </table:table-row>
        <table:table-row table:style-name="Table1.1">
          <table:table-cell table:style-name="Table1.A1" office:value-type="string">
            <text:p text:style-name="P10">technical college</text:p>
          </table:table-cell>
          <table:table-cell table:style-name="Table1.B1" office:value-type="string">
            <text:p text:style-name="P8"># (also technical school) or (tech) a collage where students can study mainly practical subjects </text:p>
          </table:table-cell>
        </table:table-row>
        <table:table-row table:style-name="Table1.6">
          <table:table-cell table:style-name="Table1.A1" office:value-type="string">
            <text:p text:style-name="P10">diploma</text:p>
          </table:table-cell>
          <table:table-cell table:style-name="Table1.B1" office:value-type="string">
            <text:p text:style-name="P8"># a document showing that you have completed a course of study or part of your education<text:line-break/>– &gt; a high school diploma</text:p>
          </table:table-cell>
        </table:table-row>
        <table:table-row table:style-name="Table1.1">
          <table:table-cell table:style-name="Table1.A1" office:value-type="string">
            <text:p text:style-name="P10">associate degree</text:p>
          </table:table-cell>
          <table:table-cell table:style-name="Table1.B1" office:value-type="string">
            <text:p text:style-name="P8"># (university) in some country like Iran</text:p>
          </table:table-cell>
        </table:table-row>
        <table:table-row table:style-name="Table1.6">
          <table:table-cell table:style-name="Table1.A1" office:value-type="string">
            <text:p text:style-name="P10">bachelor</text:p>
          </table:table-cell>
          <table:table-cell table:style-name="Table1.B1" office:value-type="string">
            <text:p text:style-name="P8"># (usually Bachelor) a person who has a Bachelor’s degree (= a first college degree)<text:line-break/>– &gt; Bachelor of Art/Engineering/Science </text:p>
          </table:table-cell>
        </table:table-row>
        <table:table-row table:style-name="Table1.6">
          <table:table-cell table:style-name="Table1.A1" office:value-type="string">
            <text:p text:style-name="P10">master</text:p>
          </table:table-cell>
          <table:table-cell table:style-name="Table1.B1" office:value-type="string">
            <text:p text:style-name="P8"># noun. 5. (also master’s degree) a second university degree, such as an M.A or an M.S<text:line-break/>– &gt; He has a Master’s in Business Administration </text:p>
          </table:table-cell>
        </table:table-row>
        <table:table-row table:style-name="Table1.6">
          <table:table-cell table:style-name="Table1.A1" office:value-type="string">
            <text:p text:style-name="P10">doctor</text:p>
          </table:table-cell>
          <table:table-cell table:style-name="Table1.B1" office:value-type="string">
            <text:p text:style-name="P8"># noun. 2. a person who has received the highest university degree<text:line-break/>– &gt; a Doctor o Philosophy/Law</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d0f57" officeooo:paragraph-rsid="000d0f5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mputer fundamental page [ <text:page-number text:select-page="current">27</text:page-number>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0:50:49.259002397</meta:creation-date>
    <dc:date>2017-10-23T11:50:01.513145864</dc:date>
    <meta:editing-duration>PT42M14S</meta:editing-duration>
    <meta:editing-cycles>14</meta:editing-cycles>
    <meta:generator>LibreOffice/5.1.6.2$Linux_x86 LibreOffice_project/10m0$Build-2</meta:generator>
    <meta:document-statistic meta:table-count="1" meta:image-count="0" meta:object-count="0" meta:page-count="27" meta:paragraph-count="617" meta:word-count="10429" meta:character-count="58324" meta:non-whitespace-character-count="48047"/>
  </office:meta>
</office:document-meta>
</file>